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8.19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kill_5f_mean">
      <style:table-properties table:display="true" style:writing-mode="lr-tb"/>
    </style:style>
    <style:style style:name="ta2" style:family="table" style:master-page-name="PageStyle_5f_skill_5f_per_5f_horizon">
      <style:table-properties table:display="true" style:writing-mode="lr-tb"/>
    </style:style>
    <style:style style:name="ta3" style:family="table" style:master-page-name="PageStyle_5f_rmse_5f_per_5f_horizon">
      <style:table-properties table:display="true" style:writing-mode="lr-tb"/>
    </style:style>
    <style:style style:name="ta4" style:family="table" style:master-page-name="PageStyle_5f_excluded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kill_mean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_excl</text:p>
          </table:table-cell>
          <table:table-cell table:style-name="ce1" office:value-type="string" calcext:value-type="string">
            <text:p>perc_excl</text:p>
          </table:table-cell>
          <table:table-cell table:style-name="ce1" office:value-type="string" calcext:value-type="string">
            <text:p>rep_00</text:p>
          </table:table-cell>
          <table:table-cell table:style-name="ce1" office:value-type="string" calcext:value-type="string">
            <text:p>rep_01</text:p>
          </table:table-cell>
          <table:table-cell table:style-name="ce1" office:value-type="string" calcext:value-type="string">
            <text:p>rep_02</text:p>
          </table:table-cell>
          <table:table-cell table:style-name="ce1" office:value-type="string" calcext:value-type="string">
            <text:p>rep_03</text:p>
          </table:table-cell>
          <table:table-cell table:style-name="ce1" office:value-type="string" calcext:value-type="string">
            <text:p>rep_04</text:p>
          </table:table-cell>
          <table:table-cell table:style-name="ce1" office:value-type="string" calcext:value-type="string">
            <text:p>rep_05</text:p>
          </table:table-cell>
          <table:table-cell table:style-name="ce1" office:value-type="string" calcext:value-type="string">
            <text:p>rep_06</text:p>
          </table:table-cell>
          <table:table-cell table:style-name="ce1" office:value-type="string" calcext:value-type="string">
            <text:p>rep_07</text:p>
          </table:table-cell>
          <table:table-cell table:style-name="ce1" office:value-type="string" calcext:value-type="string">
            <text:p>rep_08</text:p>
          </table:table-cell>
          <table:table-cell table:style-name="ce1" office:value-type="string" calcext:value-type="string">
            <text:p>rep_09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8" calcext:value-type="float">
            <text:p>5.88</text:p>
          </table:table-cell>
          <table:table-cell table:number-columns-repeated="2" office:value-type="float" office:value="-0.492308044564194" calcext:value-type="float">
            <text:p>-0.492308044564194</text:p>
          </table:table-cell>
          <table:table-cell office:value-type="float" office:value="-0.697814085604459" calcext:value-type="float">
            <text:p>-0.697814085604459</text:p>
          </table:table-cell>
          <table:table-cell table:number-columns-repeated="2" office:value-type="float" office:value="-0.279648829465284" calcext:value-type="float">
            <text:p>-0.279648829465284</text:p>
          </table:table-cell>
          <table:table-cell office:value-type="float" office:value="-0.492308044564194" calcext:value-type="float">
            <text:p>-0.492308044564194</text:p>
          </table:table-cell>
          <table:table-cell office:value-type="float" office:value="0.373841773359484" calcext:value-type="float">
            <text:p>0.373841773359484</text:p>
          </table:table-cell>
          <table:table-cell office:value-type="float" office:value="-1.20489565849568" calcext:value-type="float">
            <text:p>-1.20489565849568</text:p>
          </table:table-cell>
          <table:table-cell office:value-type="float" office:value="-0.492308044564194" calcext:value-type="float">
            <text:p>-0.492308044564194</text:p>
          </table:table-cell>
          <table:table-cell office:value-type="float" office:value="-0.697814085604459" calcext:value-type="float">
            <text:p>-0.697814085604459</text:p>
          </table:table-cell>
          <table:table-cell office:value-type="float" office:value="-0.475521189353246" calcext:value-type="float">
            <text:p>-0.475521189353246</text:p>
          </table:table-cell>
          <table:table-cell office:value-type="float" office:value="0.398621510664511" calcext:value-type="float">
            <text:p>0.398621510664511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76" calcext:value-type="float">
            <text:p>11.76</text:p>
          </table:table-cell>
          <table:table-cell office:value-type="float" office:value="-0.856175200810605" calcext:value-type="float">
            <text:p>-0.856175200810605</text:p>
          </table:table-cell>
          <table:table-cell office:value-type="float" office:value="-0.654700463130098" calcext:value-type="float">
            <text:p>-0.654700463130098</text:p>
          </table:table-cell>
          <table:table-cell office:value-type="float" office:value="-1.97597996565737" calcext:value-type="float">
            <text:p>-1.97597996565737</text:p>
          </table:table-cell>
          <table:table-cell office:value-type="float" office:value="-1.97924167398818" calcext:value-type="float">
            <text:p>-1.97924167398818</text:p>
          </table:table-cell>
          <table:table-cell office:value-type="float" office:value="-3.0796709047258" calcext:value-type="float">
            <text:p>-3.0796709047258</text:p>
          </table:table-cell>
          <table:table-cell office:value-type="float" office:value="-4.52725466544638" calcext:value-type="float">
            <text:p>-4.52725466544638</text:p>
          </table:table-cell>
          <table:table-cell office:value-type="float" office:value="-7.11824094439731" calcext:value-type="float">
            <text:p>-7.11824094439731</text:p>
          </table:table-cell>
          <table:table-cell office:value-type="float" office:value="-2.81815837561867" calcext:value-type="float">
            <text:p>-2.81815837561867</text:p>
          </table:table-cell>
          <table:table-cell office:value-type="float" office:value="-3.64081255932682" calcext:value-type="float">
            <text:p>-3.64081255932682</text:p>
          </table:table-cell>
          <table:table-cell office:value-type="float" office:value="-0.856175200810605" calcext:value-type="float">
            <text:p>-0.856175200810605</text:p>
          </table:table-cell>
          <table:table-cell office:value-type="float" office:value="-2.75064099539118" calcext:value-type="float">
            <text:p>-2.75064099539118</text:p>
          </table:table-cell>
          <table:table-cell office:value-type="float" office:value="1.99732139434544" calcext:value-type="float">
            <text:p>1.99732139434544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65" calcext:value-type="float">
            <text:p>17.65</text:p>
          </table:table-cell>
          <table:table-cell office:value-type="float" office:value="-3.66229850413" calcext:value-type="float">
            <text:p>-3.66229850413</text:p>
          </table:table-cell>
          <table:table-cell office:value-type="float" office:value="-2.37518433535553" calcext:value-type="float">
            <text:p>-2.37518433535553</text:p>
          </table:table-cell>
          <table:table-cell office:value-type="float" office:value="-6.55006817633402" calcext:value-type="float">
            <text:p>-6.55006817633402</text:p>
          </table:table-cell>
          <table:table-cell office:value-type="float" office:value="-2.51013563163439" calcext:value-type="float">
            <text:p>-2.51013563163439</text:p>
          </table:table-cell>
          <table:table-cell office:value-type="float" office:value="-4.95800097158715" calcext:value-type="float">
            <text:p>-4.95800097158715</text:p>
          </table:table-cell>
          <table:table-cell office:value-type="float" office:value="-1.88930613203675" calcext:value-type="float">
            <text:p>-1.88930613203675</text:p>
          </table:table-cell>
          <table:table-cell office:value-type="float" office:value="-0.61756133613084" calcext:value-type="float">
            <text:p>-0.61756133613084</text:p>
          </table:table-cell>
          <table:table-cell office:value-type="float" office:value="-2.29321353516262" calcext:value-type="float">
            <text:p>-2.29321353516262</text:p>
          </table:table-cell>
          <table:table-cell office:value-type="float" office:value="-6.60564588109984" calcext:value-type="float">
            <text:p>-6.60564588109984</text:p>
          </table:table-cell>
          <table:table-cell office:value-type="float" office:value="-4.97810372104992" calcext:value-type="float">
            <text:p>-4.97810372104992</text:p>
          </table:table-cell>
          <table:table-cell office:value-type="float" office:value="-3.6439518224521" calcext:value-type="float">
            <text:p>-3.6439518224521</text:p>
          </table:table-cell>
          <table:table-cell office:value-type="float" office:value="2.0461832192631" calcext:value-type="float">
            <text:p>2.0461832192631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53" calcext:value-type="float">
            <text:p>23.53</text:p>
          </table:table-cell>
          <table:table-cell office:value-type="float" office:value="-4.372988063712" calcext:value-type="float">
            <text:p>-4.372988063712</text:p>
          </table:table-cell>
          <table:table-cell office:value-type="float" office:value="-6.42178288905914" calcext:value-type="float">
            <text:p>-6.42178288905914</text:p>
          </table:table-cell>
          <table:table-cell office:value-type="float" office:value="-6.57760436949638" calcext:value-type="float">
            <text:p>-6.57760436949638</text:p>
          </table:table-cell>
          <table:table-cell office:value-type="float" office:value="-3.91916730922401" calcext:value-type="float">
            <text:p>-3.91916730922401</text:p>
          </table:table-cell>
          <table:table-cell office:value-type="float" office:value="-3.10104804731121" calcext:value-type="float">
            <text:p>-3.10104804731121</text:p>
          </table:table-cell>
          <table:table-cell office:value-type="float" office:value="-7.28611385125835" calcext:value-type="float">
            <text:p>-7.28611385125835</text:p>
          </table:table-cell>
          <table:table-cell office:value-type="float" office:value="-3.23097605945092" calcext:value-type="float">
            <text:p>-3.23097605945092</text:p>
          </table:table-cell>
          <table:table-cell office:value-type="float" office:value="-2.86876694424976" calcext:value-type="float">
            <text:p>-2.86876694424976</text:p>
          </table:table-cell>
          <table:table-cell office:value-type="float" office:value="-2.9862952169884" calcext:value-type="float">
            <text:p>-2.9862952169884</text:p>
          </table:table-cell>
          <table:table-cell office:value-type="float" office:value="-1.36464611759203" calcext:value-type="float">
            <text:p>-1.36464611759203</text:p>
          </table:table-cell>
          <table:table-cell office:value-type="float" office:value="-4.21293888683422" calcext:value-type="float">
            <text:p>-4.21293888683422</text:p>
          </table:table-cell>
          <table:table-cell office:value-type="float" office:value="1.93367046912665" calcext:value-type="float">
            <text:p>1.93367046912665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.41" calcext:value-type="float">
            <text:p>29.41</text:p>
          </table:table-cell>
          <table:table-cell office:value-type="float" office:value="-7.19094982253588" calcext:value-type="float">
            <text:p>-7.19094982253588</text:p>
          </table:table-cell>
          <table:table-cell office:value-type="float" office:value="-8.28388663501218" calcext:value-type="float">
            <text:p>-8.28388663501218</text:p>
          </table:table-cell>
          <table:table-cell office:value-type="float" office:value="-5.33548587670823" calcext:value-type="float">
            <text:p>-5.33548587670823</text:p>
          </table:table-cell>
          <table:table-cell office:value-type="float" office:value="-5.7641823704362" calcext:value-type="float">
            <text:p>-5.7641823704362</text:p>
          </table:table-cell>
          <table:table-cell office:value-type="float" office:value="-8.27682789702223" calcext:value-type="float">
            <text:p>-8.27682789702223</text:p>
          </table:table-cell>
          <table:table-cell office:value-type="float" office:value="-2.76955355195834" calcext:value-type="float">
            <text:p>-2.76955355195834</text:p>
          </table:table-cell>
          <table:table-cell office:value-type="float" office:value="-5.04832039510983" calcext:value-type="float">
            <text:p>-5.04832039510983</text:p>
          </table:table-cell>
          <table:table-cell office:value-type="float" office:value="-4.76386299528708" calcext:value-type="float">
            <text:p>-4.76386299528708</text:p>
          </table:table-cell>
          <table:table-cell office:value-type="float" office:value="-2.53604390768072" calcext:value-type="float">
            <text:p>-2.53604390768072</text:p>
          </table:table-cell>
          <table:table-cell office:value-type="float" office:value="-2.6366632538376" calcext:value-type="float">
            <text:p>-2.6366632538376</text:p>
          </table:table-cell>
          <table:table-cell office:value-type="float" office:value="-5.26057767055883" calcext:value-type="float">
            <text:p>-5.26057767055883</text:p>
          </table:table-cell>
          <table:table-cell office:value-type="float" office:value="2.18654265328728" calcext:value-type="float">
            <text:p>2.18654265328728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.29" calcext:value-type="float">
            <text:p>35.29</text:p>
          </table:table-cell>
          <table:table-cell office:value-type="float" office:value="-2.12644271604271" calcext:value-type="float">
            <text:p>-2.12644271604271</text:p>
          </table:table-cell>
          <table:table-cell office:value-type="float" office:value="-6.6811498103057" calcext:value-type="float">
            <text:p>-6.6811498103057</text:p>
          </table:table-cell>
          <table:table-cell office:value-type="float" office:value="-6.77406276545346" calcext:value-type="float">
            <text:p>-6.77406276545346</text:p>
          </table:table-cell>
          <table:table-cell office:value-type="float" office:value="-3.03576572417324" calcext:value-type="float">
            <text:p>-3.03576572417324</text:p>
          </table:table-cell>
          <table:table-cell office:value-type="float" office:value="-6.17476349743293" calcext:value-type="float">
            <text:p>-6.17476349743293</text:p>
          </table:table-cell>
          <table:table-cell office:value-type="float" office:value="-10.1981501839388" calcext:value-type="float">
            <text:p>-10.1981501839388</text:p>
          </table:table-cell>
          <table:table-cell office:value-type="float" office:value="-4.10494771602618" calcext:value-type="float">
            <text:p>-4.10494771602618</text:p>
          </table:table-cell>
          <table:table-cell office:value-type="float" office:value="-6.57365862891762" calcext:value-type="float">
            <text:p>-6.57365862891762</text:p>
          </table:table-cell>
          <table:table-cell office:value-type="float" office:value="-4.73954451874076" calcext:value-type="float">
            <text:p>-4.73954451874076</text:p>
          </table:table-cell>
          <table:table-cell office:value-type="float" office:value="-4.69076466986881" calcext:value-type="float">
            <text:p>-4.69076466986881</text:p>
          </table:table-cell>
          <table:table-cell office:value-type="float" office:value="-5.50992502309002" calcext:value-type="float">
            <text:p>-5.50992502309002</text:p>
          </table:table-cell>
          <table:table-cell office:value-type="float" office:value="2.29324355617538" calcext:value-type="float">
            <text:p>2.29324355617538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.18" calcext:value-type="float">
            <text:p>41.18</text:p>
          </table:table-cell>
          <table:table-cell office:value-type="float" office:value="-2.10578513559784" calcext:value-type="float">
            <text:p>-2.10578513559784</text:p>
          </table:table-cell>
          <table:table-cell office:value-type="float" office:value="-17.973562509858" calcext:value-type="float">
            <text:p>-17.973562509858</text:p>
          </table:table-cell>
          <table:table-cell office:value-type="float" office:value="-3.0412991869207" calcext:value-type="float">
            <text:p>-3.0412991869207</text:p>
          </table:table-cell>
          <table:table-cell office:value-type="float" office:value="-9.54879134766084" calcext:value-type="float">
            <text:p>-9.54879134766084</text:p>
          </table:table-cell>
          <table:table-cell office:value-type="float" office:value="-9.51797630085957" calcext:value-type="float">
            <text:p>-9.51797630085957</text:p>
          </table:table-cell>
          <table:table-cell office:value-type="float" office:value="-5.60722164356822" calcext:value-type="float">
            <text:p>-5.60722164356822</text:p>
          </table:table-cell>
          <table:table-cell office:value-type="float" office:value="-13.0822124264392" calcext:value-type="float">
            <text:p>-13.0822124264392</text:p>
          </table:table-cell>
          <table:table-cell office:value-type="float" office:value="-6.5619038503223" calcext:value-type="float">
            <text:p>-6.5619038503223</text:p>
          </table:table-cell>
          <table:table-cell office:value-type="float" office:value="-6.98747304060532" calcext:value-type="float">
            <text:p>-6.98747304060532</text:p>
          </table:table-cell>
          <table:table-cell office:value-type="float" office:value="-13.6393279475839" calcext:value-type="float">
            <text:p>-13.6393279475839</text:p>
          </table:table-cell>
          <table:table-cell office:value-type="float" office:value="-8.80655533894159" calcext:value-type="float">
            <text:p>-8.80655533894159</text:p>
          </table:table-cell>
          <table:table-cell office:value-type="float" office:value="4.98274518034551" calcext:value-type="float">
            <text:p>4.98274518034551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.06" calcext:value-type="float">
            <text:p>47.06</text:p>
          </table:table-cell>
          <table:table-cell office:value-type="float" office:value="-8.8347608501378" calcext:value-type="float">
            <text:p>-8.8347608501378</text:p>
          </table:table-cell>
          <table:table-cell office:value-type="float" office:value="-10.6006089687" calcext:value-type="float">
            <text:p>-10.6006089687</text:p>
          </table:table-cell>
          <table:table-cell office:value-type="float" office:value="-14.494629301832" calcext:value-type="float">
            <text:p>-14.494629301832</text:p>
          </table:table-cell>
          <table:table-cell office:value-type="float" office:value="-15.6216137121191" calcext:value-type="float">
            <text:p>-15.6216137121191</text:p>
          </table:table-cell>
          <table:table-cell office:value-type="float" office:value="-9.94623116456329" calcext:value-type="float">
            <text:p>-9.94623116456329</text:p>
          </table:table-cell>
          <table:table-cell office:value-type="float" office:value="-11.1338100808846" calcext:value-type="float">
            <text:p>-11.1338100808846</text:p>
          </table:table-cell>
          <table:table-cell office:value-type="float" office:value="-9.0016870306838" calcext:value-type="float">
            <text:p>-9.0016870306838</text:p>
          </table:table-cell>
          <table:table-cell office:value-type="float" office:value="-8.01754210558687" calcext:value-type="float">
            <text:p>-8.01754210558687</text:p>
          </table:table-cell>
          <table:table-cell office:value-type="float" office:value="-7.68103423885737" calcext:value-type="float">
            <text:p>-7.68103423885737</text:p>
          </table:table-cell>
          <table:table-cell office:value-type="float" office:value="-5.70552931431799" calcext:value-type="float">
            <text:p>-5.70552931431799</text:p>
          </table:table-cell>
          <table:table-cell office:value-type="float" office:value="-10.1037446767683" calcext:value-type="float">
            <text:p>-10.1037446767683</text:p>
          </table:table-cell>
          <table:table-cell office:value-type="float" office:value="3.04503935872736" calcext:value-type="float">
            <text:p>3.04503935872736</text:p>
          </table:table-cell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.94" calcext:value-type="float">
            <text:p>52.94</text:p>
          </table:table-cell>
          <table:table-cell office:value-type="float" office:value="-10.0179631863248" calcext:value-type="float">
            <text:p>-10.0179631863248</text:p>
          </table:table-cell>
          <table:table-cell office:value-type="float" office:value="-11.9119600867595" calcext:value-type="float">
            <text:p>-11.9119600867595</text:p>
          </table:table-cell>
          <table:table-cell office:value-type="float" office:value="-14.3080140015473" calcext:value-type="float">
            <text:p>-14.3080140015473</text:p>
          </table:table-cell>
          <table:table-cell office:value-type="float" office:value="-19.5920276520397" calcext:value-type="float">
            <text:p>-19.5920276520397</text:p>
          </table:table-cell>
          <table:table-cell office:value-type="float" office:value="-16.9810937943064" calcext:value-type="float">
            <text:p>-16.9810937943064</text:p>
          </table:table-cell>
          <table:table-cell office:value-type="float" office:value="-10.6686983364925" calcext:value-type="float">
            <text:p>-10.6686983364925</text:p>
          </table:table-cell>
          <table:table-cell office:value-type="float" office:value="-15.6219696357689" calcext:value-type="float">
            <text:p>-15.6219696357689</text:p>
          </table:table-cell>
          <table:table-cell office:value-type="float" office:value="-9.30765289327565" calcext:value-type="float">
            <text:p>-9.30765289327565</text:p>
          </table:table-cell>
          <table:table-cell office:value-type="float" office:value="-7.64404130316534" calcext:value-type="float">
            <text:p>-7.64404130316534</text:p>
          </table:table-cell>
          <table:table-cell office:value-type="float" office:value="-14.9549241474808" calcext:value-type="float">
            <text:p>-14.9549241474808</text:p>
          </table:table-cell>
          <table:table-cell office:value-type="float" office:value="-13.1008345037161" calcext:value-type="float">
            <text:p>-13.1008345037161</text:p>
          </table:table-cell>
          <table:table-cell office:value-type="float" office:value="3.79239995532574" calcext:value-type="float">
            <text:p>3.79239995532574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.82" calcext:value-type="float">
            <text:p>58.82</text:p>
          </table:table-cell>
          <table:table-cell office:value-type="float" office:value="-5.259590222396" calcext:value-type="float">
            <text:p>-5.259590222396</text:p>
          </table:table-cell>
          <table:table-cell office:value-type="float" office:value="-17.0250716807896" calcext:value-type="float">
            <text:p>-17.0250716807896</text:p>
          </table:table-cell>
          <table:table-cell office:value-type="float" office:value="-8.57133905833599" calcext:value-type="float">
            <text:p>-8.57133905833599</text:p>
          </table:table-cell>
          <table:table-cell office:value-type="float" office:value="-17.3986042726833" calcext:value-type="float">
            <text:p>-17.3986042726833</text:p>
          </table:table-cell>
          <table:table-cell office:value-type="float" office:value="-9.37285597801592" calcext:value-type="float">
            <text:p>-9.37285597801592</text:p>
          </table:table-cell>
          <table:table-cell office:value-type="float" office:value="-11.2571137924005" calcext:value-type="float">
            <text:p>-11.2571137924005</text:p>
          </table:table-cell>
          <table:table-cell office:value-type="float" office:value="-18.6985506427509" calcext:value-type="float">
            <text:p>-18.6985506427509</text:p>
          </table:table-cell>
          <table:table-cell office:value-type="float" office:value="-6.08582174634964" calcext:value-type="float">
            <text:p>-6.08582174634964</text:p>
          </table:table-cell>
          <table:table-cell office:value-type="float" office:value="-18.2737830735422" calcext:value-type="float">
            <text:p>-18.2737830735422</text:p>
          </table:table-cell>
          <table:table-cell office:value-type="float" office:value="-14.4276287646879" calcext:value-type="float">
            <text:p>-14.4276287646879</text:p>
          </table:table-cell>
          <table:table-cell office:value-type="float" office:value="-12.6370359231952" calcext:value-type="float">
            <text:p>-12.6370359231952</text:p>
          </table:table-cell>
          <table:table-cell office:value-type="float" office:value="5.16486583530977" calcext:value-type="float">
            <text:p>5.16486583530977</text:p>
          </table:table-cell>
          <table:table-cell table:number-columns-repeated="10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.71" calcext:value-type="float">
            <text:p>64.71</text:p>
          </table:table-cell>
          <table:table-cell office:value-type="float" office:value="-17.5453726777513" calcext:value-type="float">
            <text:p>-17.5453726777513</text:p>
          </table:table-cell>
          <table:table-cell office:value-type="float" office:value="-18.0162686929275" calcext:value-type="float">
            <text:p>-18.0162686929275</text:p>
          </table:table-cell>
          <table:table-cell office:value-type="float" office:value="-9.31439781079926" calcext:value-type="float">
            <text:p>-9.31439781079926</text:p>
          </table:table-cell>
          <table:table-cell office:value-type="float" office:value="-10.5473580312753" calcext:value-type="float">
            <text:p>-10.5473580312753</text:p>
          </table:table-cell>
          <table:table-cell office:value-type="float" office:value="-8.26840146382609" calcext:value-type="float">
            <text:p>-8.26840146382609</text:p>
          </table:table-cell>
          <table:table-cell office:value-type="float" office:value="-19.3213688217038" calcext:value-type="float">
            <text:p>-19.3213688217038</text:p>
          </table:table-cell>
          <table:table-cell office:value-type="float" office:value="-9.03789109771611" calcext:value-type="float">
            <text:p>-9.03789109771611</text:p>
          </table:table-cell>
          <table:table-cell office:value-type="float" office:value="-9.81241074941675" calcext:value-type="float">
            <text:p>-9.81241074941675</text:p>
          </table:table-cell>
          <table:table-cell office:value-type="float" office:value="-10.1408429074957" calcext:value-type="float">
            <text:p>-10.1408429074957</text:p>
          </table:table-cell>
          <table:table-cell office:value-type="float" office:value="-13.9858808665958" calcext:value-type="float">
            <text:p>-13.9858808665958</text:p>
          </table:table-cell>
          <table:table-cell office:value-type="float" office:value="-12.5990193119508" calcext:value-type="float">
            <text:p>-12.5990193119508</text:p>
          </table:table-cell>
          <table:table-cell office:value-type="float" office:value="4.23173364021388" calcext:value-type="float">
            <text:p>4.23173364021388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.59" calcext:value-type="float">
            <text:p>70.59</text:p>
          </table:table-cell>
          <table:table-cell office:value-type="float" office:value="-20.6405104047486" calcext:value-type="float">
            <text:p>-20.6405104047486</text:p>
          </table:table-cell>
          <table:table-cell office:value-type="float" office:value="-9.55652485134613" calcext:value-type="float">
            <text:p>-9.55652485134613</text:p>
          </table:table-cell>
          <table:table-cell office:value-type="float" office:value="-6.56734767114461" calcext:value-type="float">
            <text:p>-6.56734767114461</text:p>
          </table:table-cell>
          <table:table-cell office:value-type="float" office:value="-12.1583357718593" calcext:value-type="float">
            <text:p>-12.1583357718593</text:p>
          </table:table-cell>
          <table:table-cell office:value-type="float" office:value="-20.5708852697108" calcext:value-type="float">
            <text:p>-20.5708852697108</text:p>
          </table:table-cell>
          <table:table-cell office:value-type="float" office:value="-9.92074778098888" calcext:value-type="float">
            <text:p>-9.92074778098888</text:p>
          </table:table-cell>
          <table:table-cell office:value-type="float" office:value="-20.5214507665391" calcext:value-type="float">
            <text:p>-20.5214507665391</text:p>
          </table:table-cell>
          <table:table-cell office:value-type="float" office:value="-14.2431916128395" calcext:value-type="float">
            <text:p>-14.2431916128395</text:p>
          </table:table-cell>
          <table:table-cell office:value-type="float" office:value="-8.90933367125609" calcext:value-type="float">
            <text:p>-8.90933367125609</text:p>
          </table:table-cell>
          <table:table-cell office:value-type="float" office:value="-25.9277874233668" calcext:value-type="float">
            <text:p>-25.9277874233668</text:p>
          </table:table-cell>
          <table:table-cell office:value-type="float" office:value="-14.90161152238" calcext:value-type="float">
            <text:p>-14.90161152238</text:p>
          </table:table-cell>
          <table:table-cell office:value-type="float" office:value="6.53996393867768" calcext:value-type="float">
            <text:p>6.53996393867768</text:p>
          </table:table-cell>
          <table:table-cell table:number-columns-repeated="10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.47" calcext:value-type="float">
            <text:p>76.47</text:p>
          </table:table-cell>
          <table:table-cell office:value-type="float" office:value="-10.5467909382721" calcext:value-type="float">
            <text:p>-10.5467909382721</text:p>
          </table:table-cell>
          <table:table-cell office:value-type="float" office:value="-15.0138617214756" calcext:value-type="float">
            <text:p>-15.0138617214756</text:p>
          </table:table-cell>
          <table:table-cell office:value-type="float" office:value="-9.44956323288302" calcext:value-type="float">
            <text:p>-9.44956323288302</text:p>
          </table:table-cell>
          <table:table-cell office:value-type="float" office:value="-21.4462165464688" calcext:value-type="float">
            <text:p>-21.4462165464688</text:p>
          </table:table-cell>
          <table:table-cell office:value-type="float" office:value="-10.474004285284" calcext:value-type="float">
            <text:p>-10.474004285284</text:p>
          </table:table-cell>
          <table:table-cell office:value-type="float" office:value="-11.9807578030755" calcext:value-type="float">
            <text:p>-11.9807578030755</text:p>
          </table:table-cell>
          <table:table-cell office:value-type="float" office:value="-16.2854755460853" calcext:value-type="float">
            <text:p>-16.2854755460853</text:p>
          </table:table-cell>
          <table:table-cell office:value-type="float" office:value="-16.7109730076033" calcext:value-type="float">
            <text:p>-16.7109730076033</text:p>
          </table:table-cell>
          <table:table-cell office:value-type="float" office:value="-10.776558940062" calcext:value-type="float">
            <text:p>-10.776558940062</text:p>
          </table:table-cell>
          <table:table-cell office:value-type="float" office:value="-9.54903698704909" calcext:value-type="float">
            <text:p>-9.54903698704909</text:p>
          </table:table-cell>
          <table:table-cell office:value-type="float" office:value="-13.2233239008259" calcext:value-type="float">
            <text:p>-13.2233239008259</text:p>
          </table:table-cell>
          <table:table-cell office:value-type="float" office:value="3.97711967762993" calcext:value-type="float">
            <text:p>3.97711967762993</text:p>
          </table:table-cell>
          <table:table-cell table:number-columns-repeated="10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2.35" calcext:value-type="float">
            <text:p>82.35</text:p>
          </table:table-cell>
          <table:table-cell office:value-type="float" office:value="-14.2265657592771" calcext:value-type="float">
            <text:p>-14.2265657592771</text:p>
          </table:table-cell>
          <table:table-cell office:value-type="float" office:value="-14.4822479699902" calcext:value-type="float">
            <text:p>-14.4822479699902</text:p>
          </table:table-cell>
          <table:table-cell office:value-type="float" office:value="-6.29215891108512" calcext:value-type="float">
            <text:p>-6.29215891108512</text:p>
          </table:table-cell>
          <table:table-cell office:value-type="float" office:value="-12.0346334669321" calcext:value-type="float">
            <text:p>-12.0346334669321</text:p>
          </table:table-cell>
          <table:table-cell office:value-type="float" office:value="-15.0601291759321" calcext:value-type="float">
            <text:p>-15.0601291759321</text:p>
          </table:table-cell>
          <table:table-cell office:value-type="float" office:value="-10.0695452796185" calcext:value-type="float">
            <text:p>-10.0695452796185</text:p>
          </table:table-cell>
          <table:table-cell office:value-type="float" office:value="-13.9929990081763" calcext:value-type="float">
            <text:p>-13.9929990081763</text:p>
          </table:table-cell>
          <table:table-cell office:value-type="float" office:value="-19.4665926320374" calcext:value-type="float">
            <text:p>-19.4665926320374</text:p>
          </table:table-cell>
          <table:table-cell office:value-type="float" office:value="-23.8282699696382" calcext:value-type="float">
            <text:p>-23.8282699696382</text:p>
          </table:table-cell>
          <table:table-cell office:value-type="float" office:value="-21.0995524110424" calcext:value-type="float">
            <text:p>-21.0995524110424</text:p>
          </table:table-cell>
          <table:table-cell office:value-type="float" office:value="-15.0552694583729" calcext:value-type="float">
            <text:p>-15.0552694583729</text:p>
          </table:table-cell>
          <table:table-cell office:value-type="float" office:value="5.2268112856454" calcext:value-type="float">
            <text:p>5.2268112856454</text:p>
          </table:table-cell>
          <table:table-cell table:number-columns-repeated="10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8.24" calcext:value-type="float">
            <text:p>88.24</text:p>
          </table:table-cell>
          <table:table-cell office:value-type="float" office:value="-9.97762776887239" calcext:value-type="float">
            <text:p>-9.97762776887239</text:p>
          </table:table-cell>
          <table:table-cell office:value-type="float" office:value="-21.6555984693739" calcext:value-type="float">
            <text:p>-21.6555984693739</text:p>
          </table:table-cell>
          <table:table-cell office:value-type="float" office:value="-14.788454431035" calcext:value-type="float">
            <text:p>-14.788454431035</text:p>
          </table:table-cell>
          <table:table-cell office:value-type="float" office:value="-21.6555984693739" calcext:value-type="float">
            <text:p>-21.6555984693739</text:p>
          </table:table-cell>
          <table:table-cell office:value-type="float" office:value="-23.8716207956228" calcext:value-type="float">
            <text:p>-23.8716207956228</text:p>
          </table:table-cell>
          <table:table-cell office:value-type="float" office:value="-22.4243359364899" calcext:value-type="float">
            <text:p>-22.4243359364899</text:p>
          </table:table-cell>
          <table:table-cell office:value-type="float" office:value="-18.1481472801147" calcext:value-type="float">
            <text:p>-18.1481472801147</text:p>
          </table:table-cell>
          <table:table-cell office:value-type="float" office:value="-18.5078506284682" calcext:value-type="float">
            <text:p>-18.5078506284682</text:p>
          </table:table-cell>
          <table:table-cell office:value-type="float" office:value="-25.5271998268974" calcext:value-type="float">
            <text:p>-25.5271998268974</text:p>
          </table:table-cell>
          <table:table-cell office:value-type="float" office:value="-21.6555984693739" calcext:value-type="float">
            <text:p>-21.6555984693739</text:p>
          </table:table-cell>
          <table:table-cell office:value-type="float" office:value="-19.8212032075622" calcext:value-type="float">
            <text:p>-19.8212032075622</text:p>
          </table:table-cell>
          <table:table-cell office:value-type="float" office:value="4.62582301133557" calcext:value-type="float">
            <text:p>4.62582301133557</text:p>
          </table:table-cell>
          <table:table-cell table:number-columns-repeated="10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4.12" calcext:value-type="float">
            <text:p>94.12</text:p>
          </table:table-cell>
          <table:table-cell office:value-type="float" office:value="-20.7735909015749" calcext:value-type="float">
            <text:p>-20.7735909015749</text:p>
          </table:table-cell>
          <table:table-cell office:value-type="float" office:value="-25.4696020988605" calcext:value-type="float">
            <text:p>-25.4696020988605</text:p>
          </table:table-cell>
          <table:table-cell office:value-type="float" office:value="-22.9461675258303" calcext:value-type="float">
            <text:p>-22.9461675258303</text:p>
          </table:table-cell>
          <table:table-cell office:value-type="float" office:value="-22.8210054444202" calcext:value-type="float">
            <text:p>-22.8210054444202</text:p>
          </table:table-cell>
          <table:table-cell office:value-type="float" office:value="-20.7735909015749" calcext:value-type="float">
            <text:p>-20.7735909015749</text:p>
          </table:table-cell>
          <table:table-cell office:value-type="float" office:value="-22.8210054444202" calcext:value-type="float">
            <text:p>-22.8210054444202</text:p>
          </table:table-cell>
          <table:table-cell office:value-type="float" office:value="-24.7069249347288" calcext:value-type="float">
            <text:p>-24.7069249347288</text:p>
          </table:table-cell>
          <table:table-cell office:value-type="float" office:value="-17.8667471324934" calcext:value-type="float">
            <text:p>-17.8667471324934</text:p>
          </table:table-cell>
          <table:table-cell office:value-type="float" office:value="-22.8210054444202" calcext:value-type="float">
            <text:p>-22.8210054444202</text:p>
          </table:table-cell>
          <table:table-cell office:value-type="float" office:value="-25.4696020988605" calcext:value-type="float">
            <text:p>-25.4696020988605</text:p>
          </table:table-cell>
          <table:table-cell office:value-type="float" office:value="-22.6469241927184" calcext:value-type="float">
            <text:p>-22.6469241927184</text:p>
          </table:table-cell>
          <table:table-cell office:value-type="float" office:value="2.36238889371279" calcext:value-type="float">
            <text:p>2.36238889371279</text:p>
          </table:table-cell>
          <table:table-cell table:number-columns-repeated="1010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kill_per_horizon" table:style-name="ta2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_excl</text:p>
          </table:table-cell>
          <table:table-cell table:style-name="ce1" office:value-type="string" calcext:value-type="string">
            <text:p>perc_excl</text:p>
          </table:table-cell>
          <table:table-cell table:style-name="ce1" office:value-type="string" calcext:value-type="string">
            <text:p>rep_00</text:p>
          </table:table-cell>
          <table:table-cell table:style-name="ce1" office:value-type="string" calcext:value-type="string">
            <text:p>rep_01</text:p>
          </table:table-cell>
          <table:table-cell table:style-name="ce1" office:value-type="string" calcext:value-type="string">
            <text:p>rep_02</text:p>
          </table:table-cell>
          <table:table-cell table:style-name="ce1" office:value-type="string" calcext:value-type="string">
            <text:p>rep_03</text:p>
          </table:table-cell>
          <table:table-cell table:style-name="ce1" office:value-type="string" calcext:value-type="string">
            <text:p>rep_04</text:p>
          </table:table-cell>
          <table:table-cell table:style-name="ce1" office:value-type="string" calcext:value-type="string">
            <text:p>rep_05</text:p>
          </table:table-cell>
          <table:table-cell table:style-name="ce1" office:value-type="string" calcext:value-type="string">
            <text:p>rep_06</text:p>
          </table:table-cell>
          <table:table-cell table:style-name="ce1" office:value-type="string" calcext:value-type="string">
            <text:p>rep_07</text:p>
          </table:table-cell>
          <table:table-cell table:style-name="ce1" office:value-type="string" calcext:value-type="string">
            <text:p>rep_08</text:p>
          </table:table-cell>
          <table:table-cell table:style-name="ce1" office:value-type="string" calcext:value-type="string">
            <text:p>rep_09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8" calcext:value-type="float">
            <text:p>5.88</text:p>
          </table:table-cell>
          <table:table-cell table:number-columns-repeated="2" office:value-type="string" calcext:value-type="string">
            <text:p>[0.019707844027472277, -0.2392037326984786, -0.8936128382055486, -0.8561234513802196]</text:p>
          </table:table-cell>
          <table:table-cell office:value-type="string" calcext:value-type="string">
            <text:p>[-0.33254521165595463, -0.5132342624394548, -0.8675831246972576, -1.077893743625169]</text:p>
          </table:table-cell>
          <table:table-cell table:number-columns-repeated="2" office:value-type="string" calcext:value-type="string">
            <text:p>[-0.13697830056673688, -0.2658701411530684, -0.41000151283598907, -0.3057453633053431]</text:p>
          </table:table-cell>
          <table:table-cell office:value-type="string" calcext:value-type="string">
            <text:p>[0.019707844027472277, -0.2392037326984786, -0.8936128382055486, -0.8561234513802196]</text:p>
          </table:table-cell>
          <table:table-cell office:value-type="string" calcext:value-type="string">
            <text:p>[-0.06219417325306065, 0.10870131430453789, 0.7390192564606268, 0.7098406959258341]</text:p>
          </table:table-cell>
          <table:table-cell office:value-type="string" calcext:value-type="string">
            <text:p>[-3.0958824165705057, -0.5399721134259794, -0.564656245931805, -0.6190718580544319]</text:p>
          </table:table-cell>
          <table:table-cell office:value-type="string" calcext:value-type="string">
            <text:p>[0.019707844027472277, -0.2392037326984786, -0.8936128382055486, -0.8561234513802196]</text:p>
          </table:table-cell>
          <table:table-cell office:value-type="string" calcext:value-type="string">
            <text:p>[-0.33254521165595463, -0.5132342624394548, -0.8675831246972576, -1.077893743625169]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76" calcext:value-type="float">
            <text:p>11.76</text:p>
          </table:table-cell>
          <table:table-cell office:value-type="string" calcext:value-type="string">
            <text:p>[0.006071099264048918, -0.1660004397706638, -1.1079579024514397, -2.156813560284365]</text:p>
          </table:table-cell>
          <table:table-cell office:value-type="string" calcext:value-type="string">
            <text:p>[-0.7155990916951627, -0.20469266298517308, -0.8777180714225841, -0.8207920264174717]</text:p>
          </table:table-cell>
          <table:table-cell office:value-type="string" calcext:value-type="string">
            <text:p>[-0.95994920817839, -1.4437788759405379, -2.0996612582838248, -3.4005305202267078]</text:p>
          </table:table-cell>
          <table:table-cell office:value-type="string" calcext:value-type="string">
            <text:p>[-4.222197337634648, -0.8907504883341799, -1.2368585718651959, -1.5671602981186972]</text:p>
          </table:table-cell>
          <table:table-cell office:value-type="string" calcext:value-type="string">
            <text:p>[-8.256835798066643, -0.7787423516139702, -1.3204419511065213, -1.96266351811607]</text:p>
          </table:table-cell>
          <table:table-cell office:value-type="string" calcext:value-type="string">
            <text:p>[-13.838276783648308, -1.3530187849874808, -1.304407407732322, -1.6133156854174047]</text:p>
          </table:table-cell>
          <table:table-cell office:value-type="string" calcext:value-type="string">
            <text:p>[-25.23912946829825, -0.606294167193866, -1.0420556720627916, -1.5854844700343262]</text:p>
          </table:table-cell>
          <table:table-cell office:value-type="string" calcext:value-type="string">
            <text:p>[-7.853176396875083, -0.6098428230265185, -1.0661752151730708, -1.743439067400021]</text:p>
          </table:table-cell>
          <table:table-cell office:value-type="string" calcext:value-type="string">
            <text:p>[-10.23144452133733, -0.4795077903231526, -1.3354575154587822, -2.516840410188026]</text:p>
          </table:table-cell>
          <table:table-cell office:value-type="string" calcext:value-type="string">
            <text:p>[0.006071099264048918, -0.1660004397706638, -1.1079579024514397, -2.156813560284365]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65" calcext:value-type="float">
            <text:p>17.65</text:p>
          </table:table-cell>
          <table:table-cell office:value-type="string" calcext:value-type="string">
            <text:p>[-8.405231829834037, -1.3554002539672094, -2.2276384313818065, -2.6609235013369315]</text:p>
          </table:table-cell>
          <table:table-cell office:value-type="string" calcext:value-type="string">
            <text:p>[-5.1827995663650706, -1.0880925192919388, -1.420100886731479, -1.80974436903365]</text:p>
          </table:table-cell>
          <table:table-cell office:value-type="string" calcext:value-type="string">
            <text:p>[-25.30543137274568, -0.35174987137491787, 0.01650759757199083, -0.5595990587874633]</text:p>
          </table:table-cell>
          <table:table-cell office:value-type="string" calcext:value-type="string">
            <text:p>[-2.9320015504377572, -1.9541445898658916, -2.89135426625422, -2.2630421199796746]</text:p>
          </table:table-cell>
          <table:table-cell office:value-type="string" calcext:value-type="string">
            <text:p>[-11.575560002592788, -2.052884163873614, -2.849624465718925, -3.353935254163254]</text:p>
          </table:table-cell>
          <table:table-cell office:value-type="string" calcext:value-type="string">
            <text:p>[-0.2750205429526531, -1.6270006902984857, -2.5362781783720534, -3.1189251165238074]</text:p>
          </table:table-cell>
          <table:table-cell office:value-type="string" calcext:value-type="string">
            <text:p>[-0.14424506641670387, -0.09198347422736397, -0.6251066276673489, -1.6089101762119418]</text:p>
          </table:table-cell>
          <table:table-cell office:value-type="string" calcext:value-type="string">
            <text:p>[-1.532349960122259, -1.5579359109929358, -2.356992485207865, -3.7255757843274173]</text:p>
          </table:table-cell>
          <table:table-cell office:value-type="string" calcext:value-type="string">
            <text:p>[-2.178494040774126, -4.389649782204819, -8.02111498758662, -11.833324713833782]</text:p>
          </table:table-cell>
          <table:table-cell office:value-type="string" calcext:value-type="string">
            <text:p>[-17.294435247234862, -0.49279269060342745, -0.8516028338098058, -1.2735841125515845]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53" calcext:value-type="float">
            <text:p>23.53</text:p>
          </table:table-cell>
          <table:table-cell office:value-type="string" calcext:value-type="string">
            <text:p>[-8.85056998633491, -1.8055619382891575, -2.8141127134355903, -4.02170761678835]</text:p>
          </table:table-cell>
          <table:table-cell office:value-type="string" calcext:value-type="string">
            <text:p>[-17.614006431934225, -1.3241084444281626, -2.598156745272928, -4.150859934601248]</text:p>
          </table:table-cell>
          <table:table-cell office:value-type="string" calcext:value-type="string">
            <text:p>[-16.917724252361978, -2.3235239354643777, -3.118012380563928, -3.9511569095952437]</text:p>
          </table:table-cell>
          <table:table-cell office:value-type="string" calcext:value-type="string">
            <text:p>[-11.190908437868408, -1.4449807098823042, -1.7893336598214127, -1.2514464293239103]</text:p>
          </table:table-cell>
          <table:table-cell office:value-type="string" calcext:value-type="string">
            <text:p>[-0.8236719817937166, -2.0189421116655337, -3.956752965770227, -5.604825130015367]</text:p>
          </table:table-cell>
          <table:table-cell office:value-type="string" calcext:value-type="string">
            <text:p>[-19.054340110397085, -3.0546090157933303, -3.3805982126129397, -3.654908066230056]</text:p>
          </table:table-cell>
          <table:table-cell office:value-type="string" calcext:value-type="string">
            <text:p>[-3.8099475137003624, -2.4371380745783044, -3.4984394890003934, -3.178379160524636]</text:p>
          </table:table-cell>
          <table:table-cell office:value-type="string" calcext:value-type="string">
            <text:p>[-4.715842406690118, -1.9160450830123965, -2.5312297037521025, -2.311950583544431]</text:p>
          </table:table-cell>
          <table:table-cell office:value-type="string" calcext:value-type="string">
            <text:p>[-0.38099359146908096, -1.9401652262944102, -3.854864642203104, -5.769157407987002]</text:p>
          </table:table-cell>
          <table:table-cell office:value-type="string" calcext:value-type="string">
            <text:p>[-0.8034428557623041, -1.0723408935089385, -1.8526954695074371, -1.730105251589431]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.41" calcext:value-type="float">
            <text:p>29.41</text:p>
          </table:table-cell>
          <table:table-cell office:value-type="string" calcext:value-type="string">
            <text:p>[-2.977315238068168, -4.854953532434925, -8.687356056214224, -12.244174463426205]</text:p>
          </table:table-cell>
          <table:table-cell office:value-type="string" calcext:value-type="string">
            <text:p>[-9.105710226340168, -5.319057641898928, -8.057879677064484, -10.652898994745152]</text:p>
          </table:table-cell>
          <table:table-cell office:value-type="string" calcext:value-type="string">
            <text:p>[-7.636015105519411, -3.0826443200475673, -4.586030807856645, -6.037253273409293]</text:p>
          </table:table-cell>
          <table:table-cell office:value-type="string" calcext:value-type="string">
            <text:p>[-8.55491676162563, -3.1480557887481053, -5.065334483606954, -6.28842244776413]</text:p>
          </table:table-cell>
          <table:table-cell office:value-type="string" calcext:value-type="string">
            <text:p>[-22.478854136167836, -2.6302618156611723, -3.730780573143422, -4.267415063116475]</text:p>
          </table:table-cell>
          <table:table-cell office:value-type="string" calcext:value-type="string">
            <text:p>[-1.801211163474159, -2.1032258984180485, -3.468285121445458, -3.7054920244956824]</text:p>
          </table:table-cell>
          <table:table-cell office:value-type="string" calcext:value-type="string">
            <text:p>[-10.966141841109401, -1.9323232524217415, -3.1592177418917844, -4.135598745016389]</text:p>
          </table:table-cell>
          <table:table-cell office:value-type="string" calcext:value-type="string">
            <text:p>[-4.310902836151298, -3.05968421275451, -5.134781312845149, -6.550083619397351]</text:p>
          </table:table-cell>
          <table:table-cell office:value-type="string" calcext:value-type="string">
            <text:p>[-1.5026537568727738, -1.9453030830847817, -3.1300449750380377, -3.5661738157272804]</text:p>
          </table:table-cell>
          <table:table-cell office:value-type="string" calcext:value-type="string">
            <text:p>[-5.7200162557289325, -1.6987493844741186, -1.7530565624579442, -1.3748308126894093]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.29" calcext:value-type="float">
            <text:p>35.29</text:p>
          </table:table-cell>
          <table:table-cell office:value-type="string" calcext:value-type="string">
            <text:p>[-2.607836493313198, -1.4196511784519528, -2.3314268367554236, -2.146856355650262]</text:p>
          </table:table-cell>
          <table:table-cell office:value-type="string" calcext:value-type="string">
            <text:p>[-19.172139640556374, -2.2690200914179615, -2.8084086086720417, -2.4750309005764137]</text:p>
          </table:table-cell>
          <table:table-cell office:value-type="string" calcext:value-type="string">
            <text:p>[-15.10832001823179, -2.5851261603139664, -4.024669727814456, -5.378135155453645]</text:p>
          </table:table-cell>
          <table:table-cell office:value-type="string" calcext:value-type="string">
            <text:p>[-4.010767842934637, -2.3487740771994225, -2.8525165310548495, -2.9310044455040485]</text:p>
          </table:table-cell>
          <table:table-cell office:value-type="string" calcext:value-type="string">
            <text:p>[-11.487096890609427, -2.2299637048670773, -4.293954937629874, -6.688038456625334]</text:p>
          </table:table-cell>
          <table:table-cell office:value-type="string" calcext:value-type="string">
            <text:p>[-20.10777046772052, -4.5704529921489545, -7.091420830594508, -9.022956445291207]</text:p>
          </table:table-cell>
          <table:table-cell office:value-type="string" calcext:value-type="string">
            <text:p>[-3.7949226505163747, -2.7840665230420614, -4.703761109232607, -5.137040581313679]</text:p>
          </table:table-cell>
          <table:table-cell office:value-type="string" calcext:value-type="string">
            <text:p>[-19.420189050166424, -1.743967411405123, -2.490153189760891, -2.6403248643380284]</text:p>
          </table:table-cell>
          <table:table-cell office:value-type="string" calcext:value-type="string">
            <text:p>[-5.86793219777042, -2.7472620185583274, -4.011574261481954, -6.331409597152349]</text:p>
          </table:table-cell>
          <table:table-cell office:value-type="string" calcext:value-type="string">
            <text:p>[-12.478830891945814, -1.2511099779000112, -2.2941751422819845, -2.7389426673474437]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.18" calcext:value-type="float">
            <text:p>41.18</text:p>
          </table:table-cell>
          <table:table-cell office:value-type="string" calcext:value-type="string">
            <text:p>[-6.976424164992157, -0.5462618239572947, 0.049848753848702465, -0.9503033072906009]</text:p>
          </table:table-cell>
          <table:table-cell office:value-type="string" calcext:value-type="string">
            <text:p>[-45.999104782690736, -5.192860237593, -8.538939092636033, -12.163345926512271]</text:p>
          </table:table-cell>
          <table:table-cell office:value-type="string" calcext:value-type="string">
            <text:p>[-3.240811372776542, -2.271781965334929, -3.6752528449284894, -2.9773505646428555]</text:p>
          </table:table-cell>
          <table:table-cell office:value-type="string" calcext:value-type="string">
            <text:p>[-10.253020761185617, -7.34973279594342, -10.152316083733881, -10.44009574978042]</text:p>
          </table:table-cell>
          <table:table-cell office:value-type="string" calcext:value-type="string">
            <text:p>[-17.68273790832282, -4.679532552046872, -7.11753626042706, -8.592098482641507]</text:p>
          </table:table-cell>
          <table:table-cell office:value-type="string" calcext:value-type="string">
            <text:p>[-19.865921020222977, -0.9762883499770059, -0.9235959748934874, -0.6630812291793964]</text:p>
          </table:table-cell>
          <table:table-cell office:value-type="string" calcext:value-type="string">
            <text:p>[-32.28377942053828, -4.89404380451659, -6.92991286825102, -8.221113612450948]</text:p>
          </table:table-cell>
          <table:table-cell office:value-type="string" calcext:value-type="string">
            <text:p>[-19.319946190915328, -1.7589507054106779, -2.063115990738895, -3.105602514224315]</text:p>
          </table:table-cell>
          <table:table-cell office:value-type="string" calcext:value-type="string">
            <text:p>[-15.394376169306746, -2.5318254840719145, -4.401255587503616, -5.622434921538999]</text:p>
          </table:table-cell>
          <table:table-cell office:value-type="string" calcext:value-type="string">
            <text:p>[-34.230693167806066, -4.457852715663324, -7.019076490994025, -8.849689415872275]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.06" calcext:value-type="float">
            <text:p>47.06</text:p>
          </table:table-cell>
          <table:table-cell office:value-type="string" calcext:value-type="string">
            <text:p>[-20.147603861637677, -3.1318636403194544, -5.186969034471911, -6.872606864122144]</text:p>
          </table:table-cell>
          <table:table-cell office:value-type="string" calcext:value-type="string">
            <text:p>[-33.32451332293307, -2.0425824144181925, -2.9873197050221734, -4.0480204324267355]</text:p>
          </table:table-cell>
          <table:table-cell office:value-type="string" calcext:value-type="string">
            <text:p>[-40.66662075843421, -4.010545555174194, -5.779073685072045, -7.522277208647488]</text:p>
          </table:table-cell>
          <table:table-cell office:value-type="string" calcext:value-type="string">
            <text:p>[-53.41259534967344, -2.6739847861985355, -3.016270637143803, -3.3836040754605667]</text:p>
          </table:table-cell>
          <table:table-cell office:value-type="string" calcext:value-type="string">
            <text:p>[-4.759221193004426, -6.243653575998187, -12.408691478475632, -16.373358410774898]</text:p>
          </table:table-cell>
          <table:table-cell office:value-type="string" calcext:value-type="string">
            <text:p>[-32.05692501903148, -2.8685672736426193, -4.146425434273504, -5.463322596590614]</text:p>
          </table:table-cell>
          <table:table-cell office:value-type="string" calcext:value-type="string">
            <text:p>[-20.093918186416502, -4.9863800976107875, -5.568115540089513, -5.3583342986183835]</text:p>
          </table:table-cell>
          <table:table-cell office:value-type="string" calcext:value-type="string">
            <text:p>[-18.869751142797565, -3.256200861123393, -4.381557624734733, -5.562658793691777]</text:p>
          </table:table-cell>
          <table:table-cell office:value-type="string" calcext:value-type="string">
            <text:p>[-7.459336952416629, -5.328932997911906, -8.238251595143641, -9.697615409957304]</text:p>
          </table:table-cell>
          <table:table-cell office:value-type="string" calcext:value-type="string">
            <text:p>[-12.78888810023191, -2.7480565348609653, -3.74125230602127, -3.5439203161578225]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.94" calcext:value-type="float">
            <text:p>52.94</text:p>
          </table:table-cell>
          <table:table-cell office:value-type="string" calcext:value-type="string">
            <text:p>[-18.56044110477557, -4.47292325258668, -7.654399416039759, -9.384088971897086]</text:p>
          </table:table-cell>
          <table:table-cell office:value-type="string" calcext:value-type="string">
            <text:p>[-20.80776290975177, -5.839117837612173, -9.33705863688472, -11.663900962789352]</text:p>
          </table:table-cell>
          <table:table-cell office:value-type="string" calcext:value-type="string">
            <text:p>[-50.91744384531931, -2.540034024810689, -1.7133535786692633, -2.0612245573901067]</text:p>
          </table:table-cell>
          <table:table-cell office:value-type="string" calcext:value-type="string">
            <text:p>[-54.918666079793255, -5.93907288729052, -7.974667937326196, -9.535703703748899]</text:p>
          </table:table-cell>
          <table:table-cell office:value-type="string" calcext:value-type="string">
            <text:p>[-36.13609329489322, -5.916708465039955, -11.029627238858408, -14.84194617843404]</text:p>
          </table:table-cell>
          <table:table-cell office:value-type="string" calcext:value-type="string">
            <text:p>[-25.842808024208775, -3.782956445636221, -5.8096325670968785, -7.239396309028234]</text:p>
          </table:table-cell>
          <table:table-cell office:value-type="string" calcext:value-type="string">
            <text:p>[-53.563467216906105, -2.588803170132792, -3.1353772031800675, -3.2002309528565753]</text:p>
          </table:table-cell>
          <table:table-cell office:value-type="string" calcext:value-type="string">
            <text:p>[-30.679976666525487, -2.502720298431682, -2.2868912651399675, -1.7610233430054745]</text:p>
          </table:table-cell>
          <table:table-cell office:value-type="string" calcext:value-type="string">
            <text:p>[-18.75912253159411, -2.5067729656573556, -4.150023706376427, -5.160246009033487]</text:p>
          </table:table-cell>
          <table:table-cell office:value-type="string" calcext:value-type="string">
            <text:p>[-31.987673753459454, -6.016796400187263, -9.473076897122956, -12.342149539153468]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.82" calcext:value-type="float">
            <text:p>58.82</text:p>
          </table:table-cell>
          <table:table-cell office:value-type="string" calcext:value-type="string">
            <text:p>[-5.928649929956542, -2.932031260801926, -5.20477090124325, -6.972908797582278]</text:p>
          </table:table-cell>
          <table:table-cell office:value-type="string" calcext:value-type="string">
            <text:p>[-46.44486270396997, -5.7478665946946395, -7.469960731413949, -8.437596693079662]</text:p>
          </table:table-cell>
          <table:table-cell office:value-type="string" calcext:value-type="string">
            <text:p>[-25.960358619820067, -2.4167280423806448, -2.71779085597601, -3.190478715167222]</text:p>
          </table:table-cell>
          <table:table-cell office:value-type="string" calcext:value-type="string">
            <text:p>[-44.55314520850675, -6.256631512564681, -8.423362098810117, -10.361278270851514]</text:p>
          </table:table-cell>
          <table:table-cell office:value-type="string" calcext:value-type="string">
            <text:p>[-30.76123091814924, -1.770302262472434, -2.237947186396849, -2.7219435450451357]</text:p>
          </table:table-cell>
          <table:table-cell office:value-type="string" calcext:value-type="string">
            <text:p>[-27.94812821906618, -4.274055712934111, -5.413257023402429, -7.393014214199267]</text:p>
          </table:table-cell>
          <table:table-cell office:value-type="string" calcext:value-type="string">
            <text:p>[-48.4755235754426, -4.699745094820984, -8.796951567281997, -12.821982333457992]</text:p>
          </table:table-cell>
          <table:table-cell office:value-type="string" calcext:value-type="string">
            <text:p>[-18.78300364867802, -1.553463822597867, -1.7268742810611304, -2.2799452330615644]</text:p>
          </table:table-cell>
          <table:table-cell office:value-type="string" calcext:value-type="string">
            <text:p>[-40.96039840259449, -9.148552604783443, -10.741664998193713, -12.244516288597286]</text:p>
          </table:table-cell>
          <table:table-cell office:value-type="string" calcext:value-type="string">
            <text:p>[-52.33261513654457, -2.43029583145562, -1.5132753055314918, -1.434328785219896]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.71" calcext:value-type="float">
            <text:p>64.71</text:p>
          </table:table-cell>
          <table:table-cell office:value-type="string" calcext:value-type="string">
            <text:p>[-56.71693879147204, -4.377673150916306, -4.700518178013735, -4.386360590603244]</text:p>
          </table:table-cell>
          <table:table-cell office:value-type="string" calcext:value-type="string">
            <text:p>[-35.700982488026376, -7.500456596544458, -12.699168773972925, -16.164466913166308]</text:p>
          </table:table-cell>
          <table:table-cell office:value-type="string" calcext:value-type="string">
            <text:p>[-18.23706001995067, -4.384034651953961, -6.946406122964444, -7.6900904483279575]</text:p>
          </table:table-cell>
          <table:table-cell office:value-type="string" calcext:value-type="string">
            <text:p>[-29.072866693153742, -2.6994285604930557, -4.722001876134629, -5.695134995319795]</text:p>
          </table:table-cell>
          <table:table-cell office:value-type="string" calcext:value-type="string">
            <text:p>[-17.238309906153447, -3.2232836751968197, -5.140062787568289, -7.471949486385787]</text:p>
          </table:table-cell>
          <table:table-cell office:value-type="string" calcext:value-type="string">
            <text:p>[-46.89663052932631, -6.634838495723638, -10.080024608905557, -13.67398165285958]</text:p>
          </table:table-cell>
          <table:table-cell office:value-type="string" calcext:value-type="string">
            <text:p>[-24.35661773540867, -3.3508402279919913, -3.820942616676004, -4.623163810787778]</text:p>
          </table:table-cell>
          <table:table-cell office:value-type="string" calcext:value-type="string">
            <text:p>[-21.723413483860575, -3.2002553145743073, -6.2203244622969445, -8.105649736935172]</text:p>
          </table:table-cell>
          <table:table-cell office:value-type="string" calcext:value-type="string">
            <text:p>[-18.827583671368807, -5.161099502143873, -7.577423933764416, -8.997264522705596]</text:p>
          </table:table-cell>
          <table:table-cell office:value-type="string" calcext:value-type="string">
            <text:p>[-47.905656278842514, -2.5225387669448374, -2.4776053907001883, -3.0377230298956226]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.59" calcext:value-type="float">
            <text:p>70.59</text:p>
          </table:table-cell>
          <table:table-cell office:value-type="string" calcext:value-type="string">
            <text:p>[-69.61005173102839, -4.081107786127869, -4.5362107465659385, -4.334671355272057]</text:p>
          </table:table-cell>
          <table:table-cell office:value-type="string" calcext:value-type="string">
            <text:p>[-28.548390012466072, -1.8852837648412724, -2.661567700906442, -5.130857927170718]</text:p>
          </table:table-cell>
          <table:table-cell office:value-type="string" calcext:value-type="string">
            <text:p>[-20.71042993911505, -1.0025495529809803, -1.228488505817249, -3.3279226866651745]</text:p>
          </table:table-cell>
          <table:table-cell office:value-type="string" calcext:value-type="string">
            <text:p>[-21.237781603238346, -4.93024614272175, -9.380002992735271, -13.085312348741907]</text:p>
          </table:table-cell>
          <table:table-cell office:value-type="string" calcext:value-type="string">
            <text:p>[-44.87439621321301, -7.158794726589535, -13.117376760653165, -17.13297337838746]</text:p>
          </table:table-cell>
          <table:table-cell office:value-type="string" calcext:value-type="string">
            <text:p>[-26.92573421622926, -3.2919011180382762, -4.667462173437165, -4.797893616250826]</text:p>
          </table:table-cell>
          <table:table-cell office:value-type="string" calcext:value-type="string">
            <text:p>[-62.031830807556275, -5.430956040596024, -6.818911031558117, -7.804105186446075]</text:p>
          </table:table-cell>
          <table:table-cell office:value-type="string" calcext:value-type="string">
            <text:p>[-39.50000273437939, -5.588718850201468, -6.083422070039579, -5.800622796737542]</text:p>
          </table:table-cell>
          <table:table-cell office:value-type="string" calcext:value-type="string">
            <text:p>[-30.96598879366821, -1.580029067728117, -1.384845568591797, -1.706471255036246]</text:p>
          </table:table-cell>
          <table:table-cell office:value-type="string" calcext:value-type="string">
            <text:p>[-53.54659623964817, -10.198737341200736, -17.11447492552147, -22.85134118709675]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.47" calcext:value-type="float">
            <text:p>76.47</text:p>
          </table:table-cell>
          <table:table-cell office:value-type="string" calcext:value-type="string">
            <text:p>[-20.10117446141222, -5.377098312772977, -7.826354792734547, -8.882536186168565]</text:p>
          </table:table-cell>
          <table:table-cell office:value-type="string" calcext:value-type="string">
            <text:p>[-49.11497889192808, -3.320521383810382, -3.776667475163964, -3.843279135000155]</text:p>
          </table:table-cell>
          <table:table-cell office:value-type="string" calcext:value-type="string">
            <text:p>[-18.38978858006144, -3.8681263618871364, -7.066233629227492, -8.474104360356005]</text:p>
          </table:table-cell>
          <table:table-cell office:value-type="string" calcext:value-type="string">
            <text:p>[-59.82373345901206, -8.346421763929545, -9.02201694975615, -8.59269401317726]</text:p>
          </table:table-cell>
          <table:table-cell office:value-type="string" calcext:value-type="string">
            <text:p>[-23.09141931684888, -3.69549252690744, -6.204274826554701, -8.904830470824908]</text:p>
          </table:table-cell>
          <table:table-cell office:value-type="string" calcext:value-type="string">
            <text:p>[-32.2734016558434, -3.779577255200328, -5.425145239102469, -6.444907062155658]</text:p>
          </table:table-cell>
          <table:table-cell office:value-type="string" calcext:value-type="string">
            <text:p>[-31.532195861307997, -9.207099564089027, -11.544151254541557, -12.858455504402698]</text:p>
          </table:table-cell>
          <table:table-cell office:value-type="string" calcext:value-type="string">
            <text:p>[-45.01587366770905, -5.3713459484793, -7.519705146706546, -8.936967267518492]</text:p>
          </table:table-cell>
          <table:table-cell office:value-type="string" calcext:value-type="string">
            <text:p>[-30.519238613799573, -3.635208518993216, -3.839685414252436, -5.1121032132027455]</text:p>
          </table:table-cell>
          <table:table-cell office:value-type="string" calcext:value-type="string">
            <text:p>[-29.32444867735051, -3.1252651427337463, -2.779583441161604, -2.9668506869505062]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2.35" calcext:value-type="float">
            <text:p>82.35</text:p>
          </table:table-cell>
          <table:table-cell office:value-type="string" calcext:value-type="string">
            <text:p>[-45.162307188021856, -3.7194140284187327, -3.9604388317923345, -4.064102988875562]</text:p>
          </table:table-cell>
          <table:table-cell office:value-type="string" calcext:value-type="string">
            <text:p>[-44.08227322656983, -2.7034784198458173, -5.126066177628852, -6.01717405591613]</text:p>
          </table:table-cell>
          <table:table-cell office:value-type="string" calcext:value-type="string">
            <text:p>[-19.19752725680135, -1.2341476967044462, -2.0066953821646694, -2.7302653086700213]</text:p>
          </table:table-cell>
          <table:table-cell office:value-type="string" calcext:value-type="string">
            <text:p>[-38.57580591928762, -2.9707319303670765, -3.1226283398184895, -3.469367678255031]</text:p>
          </table:table-cell>
          <table:table-cell office:value-type="string" calcext:value-type="string">
            <text:p>[-50.99369283782129, -3.593041908480865, -3.081283338348695, -2.57249861907749]</text:p>
          </table:table-cell>
          <table:table-cell office:value-type="string" calcext:value-type="string">
            <text:p>[-31.59518223897915, -2.8927992897780808, -2.7695536963227685, -3.0206458933938585]</text:p>
          </table:table-cell>
          <table:table-cell office:value-type="string" calcext:value-type="string">
            <text:p>[-46.53539606414281, -1.8185611845263017, -3.139662967984158, -4.4783758160519715]</text:p>
          </table:table-cell>
          <table:table-cell office:value-type="string" calcext:value-type="string">
            <text:p>[-71.23117358312034, -2.832432795776696, -2.240719853483153, -1.5620442957692715]</text:p>
          </table:table-cell>
          <table:table-cell office:value-type="string" calcext:value-type="string">
            <text:p>[-78.22312894737622, -4.005531335032275, -5.928300236663686, -7.156119359480595]</text:p>
          </table:table-cell>
          <table:table-cell office:value-type="string" calcext:value-type="string">
            <text:p>[-76.72311682567403, -2.9963821636162624, -1.9618506098703303, -2.716860045008862]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8.24" calcext:value-type="float">
            <text:p>88.24</text:p>
          </table:table-cell>
          <table:table-cell office:value-type="string" calcext:value-type="string">
            <text:p>[-33.547615615599646, -1.9870657864866859, -2.2913254226166746, -2.0845042507865674]</text:p>
          </table:table-cell>
          <table:table-cell office:value-type="string" calcext:value-type="string">
            <text:p>[-73.18554123698988, -4.267283650016251, -4.475281642213513, -4.694287348275927]</text:p>
          </table:table-cell>
          <table:table-cell office:value-type="string" calcext:value-type="string">
            <text:p>[-52.59673086915988, -1.9888927308904236, -2.216717701214521, -2.3514764228752316]</text:p>
          </table:table-cell>
          <table:table-cell office:value-type="string" calcext:value-type="string">
            <text:p>[-73.18554123698988, -4.267283650016251, -4.475281642213513, -4.694287348275927]</text:p>
          </table:table-cell>
          <table:table-cell office:value-type="string" calcext:value-type="string">
            <text:p>[-88.60091350094585, -4.219269759308042, -1.615619467841145, -1.0506804543963577]</text:p>
          </table:table-cell>
          <table:table-cell office:value-type="string" calcext:value-type="string">
            <text:p>[-81.66954641329542, -3.5801822838009922, -2.877876218048847, -1.569738830814149]</text:p>
          </table:table-cell>
          <table:table-cell office:value-type="string" calcext:value-type="string">
            <text:p>[-62.86626159704704, -3.5091953312248902, -3.360856887386854, -2.8562753047998157]</text:p>
          </table:table-cell>
          <table:table-cell office:value-type="string" calcext:value-type="string">
            <text:p>[-53.08757517991265, -7.445294103169209, -7.217382462355593, -6.281150768435428]</text:p>
          </table:table-cell>
          <table:table-cell office:value-type="string" calcext:value-type="string">
            <text:p>[-90.57603664378526, -4.578389055302612, -3.7942065337726705, -3.1601670747290367]</text:p>
          </table:table-cell>
          <table:table-cell office:value-type="string" calcext:value-type="string">
            <text:p>[-73.18554123698988, -4.267283650016251, -4.475281642213513, -4.694287348275927]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4.12" calcext:value-type="float">
            <text:p>94.12</text:p>
          </table:table-cell>
          <table:table-cell office:value-type="string" calcext:value-type="string">
            <text:p>[-74.90478254604092, -3.5242725695187493, -2.827506724392337, -1.8378017663474688]</text:p>
          </table:table-cell>
          <table:table-cell office:value-type="string" calcext:value-type="string">
            <text:p>[-94.47297566652372, -4.608925071700054, -1.7333712354936637, -1.0631364217244643]</text:p>
          </table:table-cell>
          <table:table-cell office:value-type="string" calcext:value-type="string">
            <text:p>[-83.20342035166641, -3.7025404208919532, -2.993520375392711, -1.8851889553701984]</text:p>
          </table:table-cell>
          <table:table-cell office:value-type="string" calcext:value-type="string">
            <text:p>[-83.22402470972511, -3.352965339075209, -2.800068337871009, -1.9069633910095307]</text:p>
          </table:table-cell>
          <table:table-cell office:value-type="string" calcext:value-type="string">
            <text:p>[-74.90478254604092, -3.5242725695187493, -2.827506724392337, -1.8378017663474688]</text:p>
          </table:table-cell>
          <table:table-cell office:value-type="string" calcext:value-type="string">
            <text:p>[-83.22402470972511, -3.352965339075209, -2.800068337871009, -1.9069633910095307]</text:p>
          </table:table-cell>
          <table:table-cell office:value-type="string" calcext:value-type="string">
            <text:p>[-90.96430676970367, -4.299439356587431, -2.0970039451863043, -1.4669496674377003]</text:p>
          </table:table-cell>
          <table:table-cell office:value-type="string" calcext:value-type="string">
            <text:p>[-64.56664324380179, -3.2538376696797044, -2.1511660144653444, -1.4953416020265786]</text:p>
          </table:table-cell>
          <table:table-cell office:value-type="string" calcext:value-type="string">
            <text:p>[-83.22402470972511, -3.352965339075209, -2.800068337871009, -1.9069633910095307]</text:p>
          </table:table-cell>
          <table:table-cell office:value-type="string" calcext:value-type="string">
            <text:p>[-94.47297566652372, -4.608925071700054, -1.7333712354936637, -1.0631364217244643]</text:p>
          </table:table-cell>
          <table:table-cell table:number-columns-repeated="101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mse_per_horizon" table:style-name="ta3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_excl</text:p>
          </table:table-cell>
          <table:table-cell table:style-name="ce1" office:value-type="string" calcext:value-type="string">
            <text:p>perc_excl</text:p>
          </table:table-cell>
          <table:table-cell table:style-name="ce1" office:value-type="string" calcext:value-type="string">
            <text:p>rep_00</text:p>
          </table:table-cell>
          <table:table-cell table:style-name="ce1" office:value-type="string" calcext:value-type="string">
            <text:p>rep_01</text:p>
          </table:table-cell>
          <table:table-cell table:style-name="ce1" office:value-type="string" calcext:value-type="string">
            <text:p>rep_02</text:p>
          </table:table-cell>
          <table:table-cell table:style-name="ce1" office:value-type="string" calcext:value-type="string">
            <text:p>rep_03</text:p>
          </table:table-cell>
          <table:table-cell table:style-name="ce1" office:value-type="string" calcext:value-type="string">
            <text:p>rep_04</text:p>
          </table:table-cell>
          <table:table-cell table:style-name="ce1" office:value-type="string" calcext:value-type="string">
            <text:p>rep_05</text:p>
          </table:table-cell>
          <table:table-cell table:style-name="ce1" office:value-type="string" calcext:value-type="string">
            <text:p>rep_06</text:p>
          </table:table-cell>
          <table:table-cell table:style-name="ce1" office:value-type="string" calcext:value-type="string">
            <text:p>rep_07</text:p>
          </table:table-cell>
          <table:table-cell table:style-name="ce1" office:value-type="string" calcext:value-type="string">
            <text:p>rep_08</text:p>
          </table:table-cell>
          <table:table-cell table:style-name="ce1" office:value-type="string" calcext:value-type="string">
            <text:p>rep_09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8" calcext:value-type="float">
            <text:p>5.88</text:p>
          </table:table-cell>
          <table:table-cell table:number-columns-repeated="2" office:value-type="string" calcext:value-type="string">
            <text:p>[0.26749839176723933, 0.4875273932951043, 0.5657777306588314, 0.6639158637896253]</text:p>
          </table:table-cell>
          <table:table-cell office:value-type="string" calcext:value-type="string">
            <text:p>[0.26803121423902926, 0.4874823246590176, 0.5653273464363517, 0.6661944618830855]</text:p>
          </table:table-cell>
          <table:table-cell table:number-columns-repeated="2" office:value-type="string" calcext:value-type="string">
            <text:p>[0.2671078820134859, 0.4867829008379832, 0.5623263852636847, 0.6610191272234434]</text:p>
          </table:table-cell>
          <table:table-cell office:value-type="string" calcext:value-type="string">
            <text:p>[0.26749839176723933, 0.4875273932951043, 0.5657777306588314, 0.6639158637896253]</text:p>
          </table:table-cell>
          <table:table-cell office:value-type="string" calcext:value-type="string">
            <text:p>[0.26633828700024637, 0.4850706768913394, 0.5552420794205927, 0.6535848366372903]</text:p>
          </table:table-cell>
          <table:table-cell office:value-type="string" calcext:value-type="string">
            <text:p>[0.28158022249719017, 0.48819312136467247, 0.5637534195205868, 0.6629856077310717]</text:p>
          </table:table-cell>
          <table:table-cell office:value-type="string" calcext:value-type="string">
            <text:p>[0.26749839176723933, 0.4875273932951043, 0.5657777306588314, 0.6639158637896253]</text:p>
          </table:table-cell>
          <table:table-cell office:value-type="string" calcext:value-type="string">
            <text:p>[0.26803121423902926, 0.4874823246590176, 0.5653273464363517, 0.6661944618830855]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76" calcext:value-type="float">
            <text:p>11.76</text:p>
          </table:table-cell>
          <table:table-cell office:value-type="string" calcext:value-type="string">
            <text:p>[0.2671996995524401, 0.4871052472227409, 0.5671192308439604, 0.6726076958835945]</text:p>
          </table:table-cell>
          <table:table-cell office:value-type="string" calcext:value-type="string">
            <text:p>[0.2679416164344876, 0.48721268483651886, 0.5656057362035711, 0.6637113744552774]</text:p>
          </table:table-cell>
          <table:table-cell office:value-type="string" calcext:value-type="string">
            <text:p>[0.2690405303721571, 0.4924116858037175, 0.5710383037204902, 0.6808774049587348]</text:p>
          </table:table-cell>
          <table:table-cell office:value-type="string" calcext:value-type="string">
            <text:p>[0.29818472775655, 0.4896164198268707, 0.5677515041601633, 0.6694155170286014]</text:p>
          </table:table-cell>
          <table:table-cell office:value-type="string" calcext:value-type="string">
            <text:p>[0.2824131789816986, 0.48991150783096693, 0.5676876669842785, 0.6718254962289146]</text:p>
          </table:table-cell>
          <table:table-cell office:value-type="string" calcext:value-type="string">
            <text:p>[0.32884784657233057, 0.4915792255231763, 0.5671151733587231, 0.6691847726839832]</text:p>
          </table:table-cell>
          <table:table-cell office:value-type="string" calcext:value-type="string">
            <text:p>[0.3390163599187598, 0.489257670179506, 0.5643326232969331, 0.6698049776931783]</text:p>
          </table:table-cell>
          <table:table-cell office:value-type="string" calcext:value-type="string">
            <text:p>[0.2832503206079328, 0.4890489485822037, 0.5652909740994554, 0.6705209486679024]</text:p>
          </table:table-cell>
          <table:table-cell office:value-type="string" calcext:value-type="string">
            <text:p>[0.30153641501203615, 0.4883292924176179, 0.567586591913508, 0.6760778777993377]</text:p>
          </table:table-cell>
          <table:table-cell office:value-type="string" calcext:value-type="string">
            <text:p>[0.2671996995524401, 0.4871052472227409, 0.5671192308439604, 0.6726076958835945]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65" calcext:value-type="float">
            <text:p>17.65</text:p>
          </table:table-cell>
          <table:table-cell office:value-type="string" calcext:value-type="string">
            <text:p>[0.2841676256403421, 0.49210438444890864, 0.5716667171883005, 0.677053704531696]</text:p>
          </table:table-cell>
          <table:table-cell office:value-type="string" calcext:value-type="string">
            <text:p>[0.3031011370382836, 0.4907750530719046, 0.5688101417069987, 0.67134521472862]</text:p>
          </table:table-cell>
          <table:table-cell office:value-type="string" calcext:value-type="string">
            <text:p>[0.33887196122657065, 0.48858145656548874, 0.5592282983469297, 0.6628077539965295]</text:p>
          </table:table-cell>
          <table:table-cell office:value-type="string" calcext:value-type="string">
            <text:p>[0.3166259110602245, 0.49560983694306776, 0.5760984200980821, 0.6735478250717494]</text:p>
          </table:table-cell>
          <table:table-cell office:value-type="string" calcext:value-type="string">
            <text:p>[0.28554604563032204, 0.4964499360003485, 0.5759556122511106, 0.6817022821732301]</text:p>
          </table:table-cell>
          <table:table-cell office:value-type="string" calcext:value-type="string">
            <text:p>[0.2702353080624436, 0.49378661487225384, 0.5747687263380578, 0.678911621800305]</text:p>
          </table:table-cell>
          <table:table-cell office:value-type="string" calcext:value-type="string">
            <text:p>[0.26679758623174676, 0.485424846667436, 0.5636157646249552, 0.6688695955759811]</text:p>
          </table:table-cell>
          <table:table-cell office:value-type="string" calcext:value-type="string">
            <text:p>[0.27046194906630644, 0.49282662635080626, 0.5728684770449511, 0.6838173478491782]</text:p>
          </table:table-cell>
          <table:table-cell office:value-type="string" calcext:value-type="string">
            <text:p>[0.2735820440399042, 0.5067911024929653, 0.60486439238286, 0.7358692149238402]</text:p>
          </table:table-cell>
          <table:table-cell office:value-type="string" calcext:value-type="string">
            <text:p>[0.301612875473326, 0.48801703036446076, 0.5648738172555825, 0.6665381220590991]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53" calcext:value-type="float">
            <text:p>23.53</text:p>
          </table:table-cell>
          <table:table-cell office:value-type="string" calcext:value-type="string">
            <text:p>[0.28625456961390944, 0.4938527684830604, 0.5761251193554733, 0.6855015200266851]</text:p>
          </table:table-cell>
          <table:table-cell office:value-type="string" calcext:value-type="string">
            <text:p>[0.3151831805170941, 0.49191040178353973, 0.5744138089443708, 0.6860003061358362]</text:p>
          </table:table-cell>
          <table:table-cell office:value-type="string" calcext:value-type="string">
            <text:p>[0.3341131684540231, 0.4970952766665539, 0.5773457992781151, 0.6837823894380546]</text:p>
          </table:table-cell>
          <table:table-cell office:value-type="string" calcext:value-type="string">
            <text:p>[0.3014067053768255, 0.49319326407201763, 0.570870712925678, 0.6669656517897273]</text:p>
          </table:table-cell>
          <table:table-cell office:value-type="string" calcext:value-type="string">
            <text:p>[0.27272586173519286, 0.49602520785772547, 0.5829680217365455, 0.695785324085307]</text:p>
          </table:table-cell>
          <table:table-cell office:value-type="string" calcext:value-type="string">
            <text:p>[0.3357839715244888, 0.5012884895266638, 0.5778614593861132, 0.6821259988213604]</text:p>
          </table:table-cell>
          <table:table-cell office:value-type="string" calcext:value-type="string">
            <text:p>[0.2819903053086537, 0.49833699443647783, 0.5805165146670774, 0.6798172816912998]</text:p>
          </table:table-cell>
          <table:table-cell office:value-type="string" calcext:value-type="string">
            <text:p>[0.27663627645393923, 0.49603954890336277, 0.5752914039640488, 0.6738488331310626]</text:p>
          </table:table-cell>
          <table:table-cell office:value-type="string" calcext:value-type="string">
            <text:p>[0.2703935656805706, 0.4952237561381279, 0.5820019274027194, 0.6963708416778785]</text:p>
          </table:table-cell>
          <table:table-cell office:value-type="string" calcext:value-type="string">
            <text:p>[0.27214400765026653, 0.4916983104941802, 0.5704910027540573, 0.6698602535504756]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.41" calcext:value-type="float">
            <text:p>29.41</text:p>
          </table:table-cell>
          <table:table-cell office:value-type="string" calcext:value-type="string">
            <text:p>[0.2748756847764948, 0.5107179684236048, 0.6084588880568909, 0.7375888568240873]</text:p>
          </table:table-cell>
          <table:table-cell office:value-type="string" calcext:value-type="string">
            <text:p>[0.286560559316426, 0.511311417027915, 0.6046883405629122, 0.7287546424797594]</text:p>
          </table:table-cell>
          <table:table-cell office:value-type="string" calcext:value-type="string">
            <text:p>[0.3137702073541462, 0.5013103058542373, 0.5861232661520727, 0.6978222173557204]</text:p>
          </table:table-cell>
          <table:table-cell office:value-type="string" calcext:value-type="string">
            <text:p>[0.2808634259167051, 0.5013281825297101, 0.5874907417464803, 0.7007638655204147]</text:p>
          </table:table-cell>
          <table:table-cell office:value-type="string" calcext:value-type="string">
            <text:p>[0.36331378065175257, 0.498845026375022, 0.580885302241031, 0.6872472072223855]</text:p>
          </table:table-cell>
          <table:table-cell office:value-type="string" calcext:value-type="string">
            <text:p>[0.2711781417390401, 0.4981234141356365, 0.5802276190046738, 0.6833610563798843]</text:p>
          </table:table-cell>
          <table:table-cell office:value-type="string" calcext:value-type="string">
            <text:p>[0.2831109405796535, 0.49494752428698763, 0.5774654774242076, 0.6863999358661773]</text:p>
          </table:table-cell>
          <table:table-cell office:value-type="string" calcext:value-type="string">
            <text:p>[0.2717159716949046, 0.5001376509434347, 0.589119620179549, 0.7025787829752858]</text:p>
          </table:table-cell>
          <table:table-cell office:value-type="string" calcext:value-type="string">
            <text:p>[0.2707318753776973, 0.4959634996740309, 0.5785901890336648, 0.6826230201499595]</text:p>
          </table:table-cell>
          <table:table-cell office:value-type="string" calcext:value-type="string">
            <text:p>[0.3262403571700149, 0.4951768703592076, 0.569223646927689, 0.6677221105667315]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.29" calcext:value-type="float">
            <text:p>35.29</text:p>
          </table:table-cell>
          <table:table-cell office:value-type="string" calcext:value-type="string">
            <text:p>[0.27726641771446164, 0.49402559439222843, 0.5732762445298157, 0.6734853339590378]</text:p>
          </table:table-cell>
          <table:table-cell office:value-type="string" calcext:value-type="string">
            <text:p>[0.32615403564967266, 0.497034165955607, 0.5757240285438784, 0.6752152405231979]</text:p>
          </table:table-cell>
          <table:table-cell office:value-type="string" calcext:value-type="string">
            <text:p>[0.30644490310711847, 0.4995492392303336, 0.5827835264300367, 0.6938488000035344]</text:p>
          </table:table-cell>
          <table:table-cell office:value-type="string" calcext:value-type="string">
            <text:p>[0.2833521949680122, 0.4972307168966917, 0.5755562643862681, 0.6787085549432842]</text:p>
          </table:table-cell>
          <table:table-cell office:value-type="string" calcext:value-type="string">
            <text:p>[0.2832114590626553, 0.4964405382073614, 0.5840337185218677, 0.7028706751949462]</text:p>
          </table:table-cell>
          <table:table-cell office:value-type="string" calcext:value-type="string">
            <text:p>[0.3244686710640012, 0.5092001518025239, 0.600043879678113, 0.7176516955702602]</text:p>
          </table:table-cell>
          <table:table-cell office:value-type="string" calcext:value-type="string">
            <text:p>[0.27210859805332244, 0.49906783826810397, 0.5872353025168178, 0.6926983481253092]</text:p>
          </table:table-cell>
          <table:table-cell office:value-type="string" calcext:value-type="string">
            <text:p>[0.3199839315247032, 0.4947209616863668, 0.5740657703425835, 0.6755977243004745]</text:p>
          </table:table-cell>
          <table:table-cell office:value-type="string" calcext:value-type="string">
            <text:p>[0.27848444904155195, 0.49952699107268067, 0.5823645825529244, 0.7002239832282237]</text:p>
          </table:table-cell>
          <table:table-cell office:value-type="string" calcext:value-type="string">
            <text:p>[0.30408152740036354, 0.4911427685365799, 0.5734116139465392, 0.6769203344968524]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.18" calcext:value-type="float">
            <text:p>41.18</text:p>
          </table:table-cell>
          <table:table-cell office:value-type="string" calcext:value-type="string">
            <text:p>[0.27711811071100645, 0.48841468870523286, 0.5590643943537205, 0.6652504664655229]</text:p>
          </table:table-cell>
          <table:table-cell office:value-type="string" calcext:value-type="string">
            <text:p>[0.38404259291742926, 0.5114296853046361, 0.6079218925413791, 0.7384388829227877]</text:p>
          </table:table-cell>
          <table:table-cell office:value-type="string" calcext:value-type="string">
            <text:p>[0.3295603538086802, 0.4975018745932806, 0.5808311145828623, 0.6789566147750884]</text:p>
          </table:table-cell>
          <table:table-cell office:value-type="string" calcext:value-type="string">
            <text:p>[0.33953677349234257, 0.5219593215240856, 0.6172708513435332, 0.7268459117818546]</text:p>
          </table:table-cell>
          <table:table-cell office:value-type="string" calcext:value-type="string">
            <text:p>[0.3248900952103878, 0.5084457176242639, 0.5993236024135292, 0.7152817424949005]</text:p>
          </table:table-cell>
          <table:table-cell office:value-type="string" calcext:value-type="string">
            <text:p>[0.319533964352509, 0.49120086139863384, 0.5659641925835606, 0.6635108723150095]</text:p>
          </table:table-cell>
          <table:table-cell office:value-type="string" calcext:value-type="string">
            <text:p>[0.3568759774279178, 0.5110879719752979, 0.5982243250669567, 0.7126116614195908]</text:p>
          </table:table-cell>
          <table:table-cell office:value-type="string" calcext:value-type="string">
            <text:p>[0.3201727892382631, 0.49437843049165847, 0.571987956283399, 0.6792198080291526]</text:p>
          </table:table-cell>
          <table:table-cell office:value-type="string" calcext:value-type="string">
            <text:p>[0.3290601118709793, 0.4978930270495483, 0.5847401400100355, 0.6966342545585137]</text:p>
          </table:table-cell>
          <table:table-cell office:value-type="string" calcext:value-type="string">
            <text:p>[0.3385522569873624, 0.5069031737460595, 0.5996947488823992, 0.7170432121654364]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.06" calcext:value-type="float">
            <text:p>47.06</text:p>
          </table:table-cell>
          <table:table-cell office:value-type="string" calcext:value-type="string">
            <text:p>[0.3206219938962479, 0.5004073184477011, 0.5876536452518668, 0.703252231914214]</text:p>
          </table:table-cell>
          <table:table-cell office:value-type="string" calcext:value-type="string">
            <text:p>[0.36452946072113446, 0.49740064925588673, 0.577428854446935, 0.6857618693592086]</text:p>
          </table:table-cell>
          <table:table-cell office:value-type="string" calcext:value-type="string">
            <text:p>[0.37156980164636344, 0.5050682244861255, 0.5924829879287425, 0.7093141027162668]</text:p>
          </table:table-cell>
          <table:table-cell office:value-type="string" calcext:value-type="string">
            <text:p>[0.4265390559261758, 0.49873673965362536, 0.5773927379481489, 0.6811203317181531]</text:p>
          </table:table-cell>
          <table:table-cell office:value-type="string" calcext:value-type="string">
            <text:p>[0.2736515280478757, 0.5154796766113016, 0.6292602963700474, 0.7658785916200618]</text:p>
          </table:table-cell>
          <table:table-cell office:value-type="string" calcext:value-type="string">
            <text:p>[0.3592325558760029, 0.5010314592290869, 0.5840655391403275, 0.694739552999362]</text:p>
          </table:table-cell>
          <table:table-cell office:value-type="string" calcext:value-type="string">
            <text:p>[0.3402467885951028, 0.5106081147717214, 0.5915974144705235, 0.6943658412418389]</text:p>
          </table:table-cell>
          <table:table-cell office:value-type="string" calcext:value-type="string">
            <text:p>[0.3256679494549504, 0.5020847180400283, 0.5854153854186869, 0.6960018996428396]</text:p>
          </table:table-cell>
          <table:table-cell office:value-type="string" calcext:value-type="string">
            <text:p>[0.28459062633694304, 0.5117452236207611, 0.6067714830797344, 0.7227100662355002]</text:p>
          </table:table-cell>
          <table:table-cell office:value-type="string" calcext:value-type="string">
            <text:p>[0.28538654867260405, 0.49882217080902264, 0.5804071176436927, 0.6820945343794822]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.94" calcext:value-type="float">
            <text:p>52.94</text:p>
          </table:table-cell>
          <table:table-cell office:value-type="string" calcext:value-type="string">
            <text:p>[0.3351784851871799, 0.5067209458364668, 0.6025472779273444, 0.7194757172969927]</text:p>
          </table:table-cell>
          <table:table-cell office:value-type="string" calcext:value-type="string">
            <text:p>[0.3024450721882448, 0.5143885329475989, 0.6111744122017118, 0.7351865230247336]</text:p>
          </table:table-cell>
          <table:table-cell office:value-type="string" calcext:value-type="string">
            <text:p>[0.39226564323865, 0.49787659585822663, 0.5698525538000724, 0.6725260934947933]</text:p>
          </table:table-cell>
          <table:table-cell office:value-type="string" calcext:value-type="string">
            <text:p>[0.43167413724920234, 0.5142294627874429, 0.6053297253554729, 0.7212391734471385]</text:p>
          </table:table-cell>
          <table:table-cell office:value-type="string" calcext:value-type="string">
            <text:p>[0.3399104404624604, 0.5138820924742383, 0.6219895413637779, 0.7557282276529351]</text:p>
          </table:table-cell>
          <table:table-cell office:value-type="string" calcext:value-type="string">
            <text:p>[0.33317090931760324, 0.5035107665110882, 0.5922955387743937, 0.7061254117611473]</text:p>
          </table:table-cell>
          <table:table-cell office:value-type="string" calcext:value-type="string">
            <text:p>[0.4304525876941014, 0.4982743041407234, 0.5776376670151353, 0.6796714617736573]</text:p>
          </table:table-cell>
          <table:table-cell office:value-type="string" calcext:value-type="string">
            <text:p>[0.34874623295522356, 0.49794361017089656, 0.573290661846598, 0.6702212319825012]</text:p>
          </table:table-cell>
          <table:table-cell office:value-type="string" calcext:value-type="string">
            <text:p>[0.32729147186600926, 0.49840916283467596, 0.5831598433387646, 0.6932125912574418]</text:p>
          </table:table-cell>
          <table:table-cell office:value-type="string" calcext:value-type="string">
            <text:p>[0.36554915800802407, 0.5160978158152394, 0.6135687495157127, 0.7393585814117877]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.82" calcext:value-type="float">
            <text:p>58.82</text:p>
          </table:table-cell>
          <table:table-cell office:value-type="string" calcext:value-type="string">
            <text:p>[0.33680233119791925, 0.500979676259726, 0.5895675071329683, 0.7038537211792778]</text:p>
          </table:table-cell>
          <table:table-cell office:value-type="string" calcext:value-type="string">
            <text:p>[0.38726727977688713, 0.5134043566119403, 0.6008704039217396, 0.7138420791465214]</text:p>
          </table:table-cell>
          <table:table-cell office:value-type="string" calcext:value-type="string">
            <text:p>[0.33810520447582404, 0.4983420347716259, 0.5745570228658691, 0.6802146426401806]</text:p>
          </table:table-cell>
          <table:table-cell office:value-type="string" calcext:value-type="string">
            <text:p>[0.3828665908164403, 0.5161213017687862, 0.6065458398266395, 0.726604780820429]</text:p>
          </table:table-cell>
          <table:table-cell office:value-type="string" calcext:value-type="string">
            <text:p>[0.3601181992441659, 0.49490215774836627, 0.5725213142011737, 0.6769633424922232]</text:p>
          </table:table-cell>
          <table:table-cell office:value-type="string" calcext:value-type="string">
            <text:p>[0.33485109341633634, 0.506660596492965, 0.5889959492295215, 0.7083066088015889]</text:p>
          </table:table-cell>
          <table:table-cell office:value-type="string" calcext:value-type="string">
            <text:p>[0.3826830328127002, 0.5099930832651453, 0.6090795695534581, 0.7411601659614915]</text:p>
          </table:table-cell>
          <table:table-cell office:value-type="string" calcext:value-type="string">
            <text:p>[0.32434840944017224, 0.49407711711773816, 0.5706792446983062, 0.6740611809762569]</text:p>
          </table:table-cell>
          <table:table-cell office:value-type="string" calcext:value-type="string">
            <text:p>[0.38020174238823307, 0.5290878391723535, 0.6190518546966266, 0.7391715093720108]</text:p>
          </table:table-cell>
          <table:table-cell office:value-type="string" calcext:value-type="string">
            <text:p>[0.43691541915169957, 0.49797453158240335, 0.5692654669427554, 0.6679935298614879]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.71" calcext:value-type="float">
            <text:p>64.71</text:p>
          </table:table-cell>
          <table:table-cell office:value-type="string" calcext:value-type="string">
            <text:p>[0.43388066617231663, 0.5077986948528116, 0.5863540512565794, 0.6868470090114999]</text:p>
          </table:table-cell>
          <table:table-cell office:value-type="string" calcext:value-type="string">
            <text:p>[0.3691781975610249, 0.5241642279365833, 0.6317977583801103, 0.7643317660955962]</text:p>
          </table:table-cell>
          <table:table-cell office:value-type="string" calcext:value-type="string">
            <text:p>[0.3299823339531822, 0.5072389738931993, 0.599298794812622, 0.7092420647484086]</text:p>
          </table:table-cell>
          <table:table-cell office:value-type="string" calcext:value-type="string">
            <text:p>[0.3636568671011228, 0.49941583407159856, 0.5860942020914068, 0.6965234586888776]</text:p>
          </table:table-cell>
          <table:table-cell office:value-type="string" calcext:value-type="string">
            <text:p>[0.3318374284264614, 0.5011737749054002, 0.5886595772703893, 0.7072102453946677]</text:p>
          </table:table-cell>
          <table:table-cell office:value-type="string" calcext:value-type="string">
            <text:p>[0.42825199466888164, 0.5198288178954736, 0.6181355268435559, 0.7479450253991643]</text:p>
          </table:table-cell>
          <table:table-cell office:value-type="string" calcext:value-type="string">
            <text:p>[0.32534850475027505, 0.5019974860740861, 0.5816639225394481, 0.6889180929284371]</text:p>
          </table:table-cell>
          <table:table-cell office:value-type="string" calcext:value-type="string">
            <text:p>[0.3376941208012532, 0.5018574452217768, 0.5948321879932941, 0.7132649150926698]</text:p>
          </table:table-cell>
          <table:table-cell office:value-type="string" calcext:value-type="string">
            <text:p>[0.33549968090941834, 0.5115452927816948, 0.6045679261526163, 0.7185132954872672]</text:p>
          </table:table-cell>
          <table:table-cell office:value-type="string" calcext:value-type="string">
            <text:p>[0.4328414015541877, 0.498301136674256, 0.5738564828925948, 0.6782261224992907]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.59" calcext:value-type="float">
            <text:p>70.59</text:p>
          </table:table-cell>
          <table:table-cell office:value-type="string" calcext:value-type="string">
            <text:p>[0.47983771137748626, 0.5064036177864192, 0.5847993021966943, 0.6871288882093773]</text:p>
          </table:table-cell>
          <table:table-cell office:value-type="string" calcext:value-type="string">
            <text:p>[0.35205455013084197, 0.4954823777309185, 0.5759258915351708, 0.6922153625667682]</text:p>
          </table:table-cell>
          <table:table-cell office:value-type="string" calcext:value-type="string">
            <text:p>[0.3187311952151616, 0.4901562404125276, 0.5668588713088639, 0.6810893010608459]</text:p>
          </table:table-cell>
          <table:table-cell office:value-type="string" calcext:value-type="string">
            <text:p>[0.3235156895794117, 0.5101658454023419, 0.6114511001561116, 0.7452945866366834]</text:p>
          </table:table-cell>
          <table:table-cell office:value-type="string" calcext:value-type="string">
            <text:p>[0.42576111429891983, 0.5207792408574027, 0.6320961917567289, 0.7711641171440617]</text:p>
          </table:table-cell>
          <table:table-cell office:value-type="string" calcext:value-type="string">
            <text:p>[0.35108072486432373, 0.5026605208471195, 0.5862094609242394, 0.6913213696575721]</text:p>
          </table:table-cell>
          <table:table-cell office:value-type="string" calcext:value-type="string">
            <text:p>[0.4654062097866462, 0.5119225166842949, 0.5993491102643731, 0.7093227757082109]</text:p>
          </table:table-cell>
          <table:table-cell office:value-type="string" calcext:value-type="string">
            <text:p>[0.37426816981029676, 0.5130103866403426, 0.5940352184253396, 0.6974258904056362]</text:p>
          </table:table-cell>
          <table:table-cell office:value-type="string" calcext:value-type="string">
            <text:p>[0.3593989491775589, 0.49299389774749763, 0.5674419886071148, 0.6694799533614709]</text:p>
          </table:table-cell>
          <table:table-cell office:value-type="string" calcext:value-type="string">
            <text:p>[0.4209212942669501, 0.5343816572285371, 0.6559212556310401, 0.8091268595401565]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.47" calcext:value-type="float">
            <text:p>76.47</text:p>
          </table:table-cell>
          <table:table-cell office:value-type="string" calcext:value-type="string">
            <text:p>[0.33910913061577147, 0.5126541371065075, 0.6051292048689444, 0.7175645837858831]</text:p>
          </table:table-cell>
          <table:table-cell office:value-type="string" calcext:value-type="string">
            <text:p>[0.38803532576601707, 0.5019364486048539, 0.5809714667221376, 0.6835718920875021]</text:p>
          </table:table-cell>
          <table:table-cell office:value-type="string" calcext:value-type="string">
            <text:p>[0.3315869183312221, 0.504483900980192, 0.598590279258925, 0.7148811937535721]</text:p>
          </table:table-cell>
          <table:table-cell office:value-type="string" calcext:value-type="string">
            <text:p>[0.46673233734710656, 0.5268844477582587, 0.6117104942097689, 0.7142703034114645]</text:p>
          </table:table-cell>
          <table:table-cell office:value-type="string" calcext:value-type="string">
            <text:p>[0.3327076427981988, 0.5032072840332688, 0.595332594105936, 0.718596230931441]</text:p>
          </table:table-cell>
          <table:table-cell office:value-type="string" calcext:value-type="string">
            <text:p>[0.3641169402806421, 0.5037604421156148, 0.5903057877559669, 0.7007345433886255]</text:p>
          </table:table-cell>
          <table:table-cell office:value-type="string" calcext:value-type="string">
            <text:p>[0.367184965189665, 0.5307779147379431, 0.6257172555619934, 0.7426225127246717]</text:p>
          </table:table-cell>
          <table:table-cell office:value-type="string" calcext:value-type="string">
            <text:p>[0.3904963345084913, 0.5112612329306395, 0.603699664369372, 0.7183722381779045]</text:p>
          </table:table-cell>
          <table:table-cell office:value-type="string" calcext:value-type="string">
            <text:p>[0.3562681930548473, 0.504372725477439, 0.5820749961790943, 0.6931443153172647]</text:p>
          </table:table-cell>
          <table:table-cell office:value-type="string" calcext:value-type="string">
            <text:p>[0.3717009516617702, 0.49957186402390413, 0.5751226975052098, 0.677786930315917]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2.35" calcext:value-type="float">
            <text:p>82.35</text:p>
          </table:table-cell>
          <table:table-cell office:value-type="string" calcext:value-type="string">
            <text:p>[0.4231616462634109, 0.5035695284746512, 0.5828072661786061, 0.6855396640230924]</text:p>
          </table:table-cell>
          <table:table-cell office:value-type="string" calcext:value-type="string">
            <text:p>[0.36506809227833154, 0.49939442746960105, 0.5881211993917883, 0.6978659100936693]</text:p>
          </table:table-cell>
          <table:table-cell office:value-type="string" calcext:value-type="string">
            <text:p>[0.3291804563822618, 0.4911978439099551, 0.5715741736055534, 0.6768505359261624]</text:p>
          </table:table-cell>
          <table:table-cell office:value-type="string" calcext:value-type="string">
            <text:p>[0.3753340589862679, 0.4999630982889968, 0.5771232883313246, 0.6825113546355328]</text:p>
          </table:table-cell>
          <table:table-cell office:value-type="string" calcext:value-type="string">
            <text:p>[0.43213975284210787, 0.5023201609166613, 0.578012569486051, 0.6749550916294493]</text:p>
          </table:table-cell>
          <table:table-cell office:value-type="string" calcext:value-type="string">
            <text:p>[0.356928471425393, 0.4990009576317469, 0.5752105916683685, 0.6778777746042761]</text:p>
          </table:table-cell>
          <table:table-cell office:value-type="string" calcext:value-type="string">
            <text:p>[0.3595423675987256, 0.4943511284819258, 0.578269016890108, 0.6881844771482436]</text:p>
          </table:table-cell>
          <table:table-cell office:value-type="string" calcext:value-type="string">
            <text:p>[0.48157386904201943, 0.49927572332533093, 0.5729206559690998, 0.669180379567392]</text:p>
          </table:table-cell>
          <table:table-cell office:value-type="string" calcext:value-type="string">
            <text:p>[0.50059081221654, 0.5052804042194393, 0.593294859339876, 0.7055952417247859]</text:p>
          </table:table-cell>
          <table:table-cell office:value-type="string" calcext:value-type="string">
            <text:p>[0.502585620622358, 0.5000352847369092, 0.5703006725191356, 0.6764339649622513]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8.24" calcext:value-type="float">
            <text:p>88.24</text:p>
          </table:table-cell>
          <table:table-cell office:value-type="string" calcext:value-type="string">
            <text:p>[0.3620523455723094, 0.4965384107439524, 0.5736752233221877, 0.6721536791967632]</text:p>
          </table:table-cell>
          <table:table-cell office:value-type="string" calcext:value-type="string">
            <text:p>[0.4879215438988646, 0.5078300150576179, 0.5849492810826736, 0.68980294031112]</text:p>
          </table:table-cell>
          <table:table-cell office:value-type="string" calcext:value-type="string">
            <text:p>[0.41883949214102556, 0.4953840159893135, 0.5733747382965438, 0.6743974487449399]</text:p>
          </table:table-cell>
          <table:table-cell office:value-type="string" calcext:value-type="string">
            <text:p>[0.4879215438988646, 0.5078300150576179, 0.5849492810826736, 0.68980294031112]</text:p>
          </table:table-cell>
          <table:table-cell office:value-type="string" calcext:value-type="string">
            <text:p>[0.531913417702594, 0.5061487926652894, 0.5678363359294151, 0.6654936451472522]</text:p>
          </table:table-cell>
          <table:table-cell office:value-type="string" calcext:value-type="string">
            <text:p>[0.49105758354051054, 0.5033141850914706, 0.5760537323140575, 0.6681915485570769]</text:p>
          </table:table-cell>
          <table:table-cell office:value-type="string" calcext:value-type="string">
            <text:p>[0.467435421184387, 0.5028225721635362, 0.57863603103255, 0.6776493186343512]</text:p>
          </table:table-cell>
          <table:table-cell office:value-type="string" calcext:value-type="string">
            <text:p>[0.41514276605795913, 0.5236713026951608, 0.6011390646802341, 0.7001102292401815]</text:p>
          </table:table-cell>
          <table:table-cell office:value-type="string" calcext:value-type="string">
            <text:p>[0.5201178811035401, 0.5081366791096632, 0.5819530155919435, 0.6797657280826629]</text:p>
          </table:table-cell>
          <table:table-cell office:value-type="string" calcext:value-type="string">
            <text:p>[0.4879215438988646, 0.5078300150576179, 0.5849492810826736, 0.68980294031112]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4.12" calcext:value-type="float">
            <text:p>94.12</text:p>
          </table:table-cell>
          <table:table-cell office:value-type="string" calcext:value-type="string">
            <text:p>[0.48811096868428033, 0.5032469540301393, 0.5760216613078072, 0.6709118120083258]</text:p>
          </table:table-cell>
          <table:table-cell office:value-type="string" calcext:value-type="string">
            <text:p>[0.5401402830976156, 0.5079408365086581, 0.5683369047950876, 0.665478278715972]</text:p>
          </table:table-cell>
          <table:table-cell office:value-type="string" calcext:value-type="string">
            <text:p>[0.49207142346740856, 0.5038710451487618, 0.576713339691426, 0.6704080058476456]</text:p>
          </table:table-cell>
          <table:table-cell office:value-type="string" calcext:value-type="string">
            <text:p>[0.49974820235588585, 0.5021667425928331, 0.5759835056266654, 0.6713887540320369]</text:p>
          </table:table-cell>
          <table:table-cell office:value-type="string" calcext:value-type="string">
            <text:p>[0.48811096868428033, 0.5032469540301393, 0.5760216613078072, 0.6709118120083258]</text:p>
          </table:table-cell>
          <table:table-cell office:value-type="string" calcext:value-type="string">
            <text:p>[0.49974820235588585, 0.5021667425928331, 0.5759835056266654, 0.6713887540320369]</text:p>
          </table:table-cell>
          <table:table-cell office:value-type="string" calcext:value-type="string">
            <text:p>[0.5338833331272091, 0.5066904240963125, 0.5709252861930474, 0.6678797919005093]</text:p>
          </table:table-cell>
          <table:table-cell office:value-type="string" calcext:value-type="string">
            <text:p>[0.4922478195433092, 0.5009702444227381, 0.5721164793591341, 0.6683672798532381]</text:p>
          </table:table-cell>
          <table:table-cell office:value-type="string" calcext:value-type="string">
            <text:p>[0.49974820235588585, 0.5021667425928331, 0.5759835056266654, 0.6713887540320369]</text:p>
          </table:table-cell>
          <table:table-cell office:value-type="string" calcext:value-type="string">
            <text:p>[0.5401402830976156, 0.5079408365086581, 0.5683369047950876, 0.665478278715972]</text:p>
          </table:table-cell>
          <table:table-cell table:number-columns-repeated="101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cluded" table:style-name="ta4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_excl</text:p>
          </table:table-cell>
          <table:table-cell table:style-name="ce1" office:value-type="string" calcext:value-type="string">
            <text:p>perc_excl</text:p>
          </table:table-cell>
          <table:table-cell table:style-name="ce1" office:value-type="string" calcext:value-type="string">
            <text:p>rep_00</text:p>
          </table:table-cell>
          <table:table-cell table:style-name="ce1" office:value-type="string" calcext:value-type="string">
            <text:p>rep_01</text:p>
          </table:table-cell>
          <table:table-cell table:style-name="ce1" office:value-type="string" calcext:value-type="string">
            <text:p>rep_02</text:p>
          </table:table-cell>
          <table:table-cell table:style-name="ce1" office:value-type="string" calcext:value-type="string">
            <text:p>rep_03</text:p>
          </table:table-cell>
          <table:table-cell table:style-name="ce1" office:value-type="string" calcext:value-type="string">
            <text:p>rep_04</text:p>
          </table:table-cell>
          <table:table-cell table:style-name="ce1" office:value-type="string" calcext:value-type="string">
            <text:p>rep_05</text:p>
          </table:table-cell>
          <table:table-cell table:style-name="ce1" office:value-type="string" calcext:value-type="string">
            <text:p>rep_06</text:p>
          </table:table-cell>
          <table:table-cell table:style-name="ce1" office:value-type="string" calcext:value-type="string">
            <text:p>rep_07</text:p>
          </table:table-cell>
          <table:table-cell table:style-name="ce1" office:value-type="string" calcext:value-type="string">
            <text:p>rep_08</text:p>
          </table:table-cell>
          <table:table-cell table:style-name="ce1" office:value-type="string" calcext:value-type="string">
            <text:p>rep_09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8" calcext:value-type="float">
            <text:p>5.88</text:p>
          </table:table-cell>
          <table:table-cell table:number-columns-repeated="2" office:value-type="string" calcext:value-type="string">
            <text:p>['dh01']</text:p>
          </table:table-cell>
          <table:table-cell office:value-type="string" calcext:value-type="string">
            <text:p>['dh06']</text:p>
          </table:table-cell>
          <table:table-cell table:number-columns-repeated="2" office:value-type="string" calcext:value-type="string">
            <text:p>['dh02']</text:p>
          </table:table-cell>
          <table:table-cell office:value-type="string" calcext:value-type="string">
            <text:p>['dh01']</text:p>
          </table:table-cell>
          <table:table-cell office:value-type="string" calcext:value-type="string">
            <text:p>['dh07']</text:p>
          </table:table-cell>
          <table:table-cell office:value-type="string" calcext:value-type="string">
            <text:p>['ap03']</text:p>
          </table:table-cell>
          <table:table-cell office:value-type="string" calcext:value-type="string">
            <text:p>['dh01']</text:p>
          </table:table-cell>
          <table:table-cell office:value-type="string" calcext:value-type="string">
            <text:p>['dh06']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76" calcext:value-type="float">
            <text:p>11.76</text:p>
          </table:table-cell>
          <table:table-cell office:value-type="string" calcext:value-type="string">
            <text:p>['dh01', 'dh08']</text:p>
          </table:table-cell>
          <table:table-cell office:value-type="string" calcext:value-type="string">
            <text:p>['ap01', 'dh01']</text:p>
          </table:table-cell>
          <table:table-cell office:value-type="string" calcext:value-type="string">
            <text:p>['dh07', 'dh11']</text:p>
          </table:table-cell>
          <table:table-cell office:value-type="string" calcext:value-type="string">
            <text:p>['ap07', 'dh06']</text:p>
          </table:table-cell>
          <table:table-cell office:value-type="string" calcext:value-type="string">
            <text:p>['ap05', 'dh02']</text:p>
          </table:table-cell>
          <table:table-cell office:value-type="string" calcext:value-type="string">
            <text:p>['ap04', 'ap06']</text:p>
          </table:table-cell>
          <table:table-cell office:value-type="string" calcext:value-type="string">
            <text:p>['ap03', 'ap05']</text:p>
          </table:table-cell>
          <table:table-cell office:value-type="string" calcext:value-type="string">
            <text:p>['ap05', 'dh04']</text:p>
          </table:table-cell>
          <table:table-cell office:value-type="string" calcext:value-type="string">
            <text:p>['ap04', 'dh08']</text:p>
          </table:table-cell>
          <table:table-cell office:value-type="string" calcext:value-type="string">
            <text:p>['dh01', 'dh08']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65" calcext:value-type="float">
            <text:p>17.65</text:p>
          </table:table-cell>
          <table:table-cell office:value-type="string" calcext:value-type="string">
            <text:p>['ap05', 'dh03', 'dh04']</text:p>
          </table:table-cell>
          <table:table-cell office:value-type="string" calcext:value-type="string">
            <text:p>['ap01', 'ap07', 'dh09']</text:p>
          </table:table-cell>
          <table:table-cell office:value-type="string" calcext:value-type="string">
            <text:p>['ap03', 'ap05', 'dh07']</text:p>
          </table:table-cell>
          <table:table-cell office:value-type="string" calcext:value-type="string">
            <text:p>['ap07', 'dh01', 'dh03']</text:p>
          </table:table-cell>
          <table:table-cell office:value-type="string" calcext:value-type="string">
            <text:p>['ap05', 'dh02', 'dh10']</text:p>
          </table:table-cell>
          <table:table-cell office:value-type="string" calcext:value-type="string">
            <text:p>['dh04', 'dh05', 'dh09']</text:p>
          </table:table-cell>
          <table:table-cell office:value-type="string" calcext:value-type="string">
            <text:p>['dh02', 'dh04', 'dh08']</text:p>
          </table:table-cell>
          <table:table-cell office:value-type="string" calcext:value-type="string">
            <text:p>['ap01', 'dh07', 'dh11']</text:p>
          </table:table-cell>
          <table:table-cell office:value-type="string" calcext:value-type="string">
            <text:p>['dh08', 'dh10', 'dh11']</text:p>
          </table:table-cell>
          <table:table-cell office:value-type="string" calcext:value-type="string">
            <text:p>['ap01', 'ap06', 'ap07']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53" calcext:value-type="float">
            <text:p>23.53</text:p>
          </table:table-cell>
          <table:table-cell office:value-type="string" calcext:value-type="string">
            <text:p>['ap03', 'ap06', 'dh02', 'dh11']</text:p>
          </table:table-cell>
          <table:table-cell office:value-type="string" calcext:value-type="string">
            <text:p>['ap06', 'ap07', 'dh01', 'dh08']</text:p>
          </table:table-cell>
          <table:table-cell office:value-type="string" calcext:value-type="string">
            <text:p>['ap01', 'ap04', 'ap06', 'dh06']</text:p>
          </table:table-cell>
          <table:table-cell office:value-type="string" calcext:value-type="string">
            <text:p>['ap04', 'dh01', 'dh03', 'dh07']</text:p>
          </table:table-cell>
          <table:table-cell office:value-type="string" calcext:value-type="string">
            <text:p>['dh01', 'dh02', 'dh08', 'dh10']</text:p>
          </table:table-cell>
          <table:table-cell office:value-type="string" calcext:value-type="string">
            <text:p>['ap01', 'ap04', 'ap06', 'dh10']</text:p>
          </table:table-cell>
          <table:table-cell office:value-type="string" calcext:value-type="string">
            <text:p>['ap03', 'dh01', 'dh03', 'dh06']</text:p>
          </table:table-cell>
          <table:table-cell office:value-type="string" calcext:value-type="string">
            <text:p>['ap01', 'ap03', 'dh01', 'dh06']</text:p>
          </table:table-cell>
          <table:table-cell office:value-type="string" calcext:value-type="string">
            <text:p>['ap01', 'dh03', 'dh08', 'dh09']</text:p>
          </table:table-cell>
          <table:table-cell office:value-type="string" calcext:value-type="string">
            <text:p>['dh01', 'dh02', 'dh06', 'dh10']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.41" calcext:value-type="float">
            <text:p>29.41</text:p>
          </table:table-cell>
          <table:table-cell office:value-type="string" calcext:value-type="string">
            <text:p>['dh01', 'dh07', 'dh08', 'dh10', 'dh11']</text:p>
          </table:table-cell>
          <table:table-cell office:value-type="string" calcext:value-type="string">
            <text:p>['ap05', 'dh02', 'dh09', 'dh10', 'dh11']</text:p>
          </table:table-cell>
          <table:table-cell office:value-type="string" calcext:value-type="string">
            <text:p>['ap01', 'ap07', 'dh03', 'dh04', 'dh11']</text:p>
          </table:table-cell>
          <table:table-cell office:value-type="string" calcext:value-type="string">
            <text:p>['ap05', 'dh02', 'dh05', 'dh10', 'dh11']</text:p>
          </table:table-cell>
          <table:table-cell office:value-type="string" calcext:value-type="string">
            <text:p>['ap01', 'ap04', 'ap05', 'dh01', 'dh06']</text:p>
          </table:table-cell>
          <table:table-cell office:value-type="string" calcext:value-type="string">
            <text:p>['ap01', 'dh01', 'dh03', 'dh07', 'dh11']</text:p>
          </table:table-cell>
          <table:table-cell office:value-type="string" calcext:value-type="string">
            <text:p>['ap01', 'ap05', 'ap06', 'dh02', 'dh09']</text:p>
          </table:table-cell>
          <table:table-cell office:value-type="string" calcext:value-type="string">
            <text:p>['ap06', 'dh02', 'dh03', 'dh09', 'dh11']</text:p>
          </table:table-cell>
          <table:table-cell office:value-type="string" calcext:value-type="string">
            <text:p>['dh01', 'dh03', 'dh04', 'dh07', 'dh11']</text:p>
          </table:table-cell>
          <table:table-cell office:value-type="string" calcext:value-type="string">
            <text:p>['ap07', 'dh02', 'dh05', 'dh07', 'dh10']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.29" calcext:value-type="float">
            <text:p>35.29</text:p>
          </table:table-cell>
          <table:table-cell office:value-type="string" calcext:value-type="string">
            <text:p>['ap01', 'dh02', 'dh05', 'dh06', 'dh10', 'dh11']</text:p>
          </table:table-cell>
          <table:table-cell office:value-type="string" calcext:value-type="string">
            <text:p>['ap05', 'ap07', 'dh01', 'dh02', 'dh03', 'dh07']</text:p>
          </table:table-cell>
          <table:table-cell office:value-type="string" calcext:value-type="string">
            <text:p>['ap04', 'dh01', 'dh02', 'dh07', 'dh08', 'dh10']</text:p>
          </table:table-cell>
          <table:table-cell office:value-type="string" calcext:value-type="string">
            <text:p>['ap03', 'dh01', 'dh02', 'dh04', 'dh05', 'dh08']</text:p>
          </table:table-cell>
          <table:table-cell office:value-type="string" calcext:value-type="string">
            <text:p>['ap01', 'ap05', 'ap06', 'dh01', 'dh08', 'dh09']</text:p>
          </table:table-cell>
          <table:table-cell office:value-type="string" calcext:value-type="string">
            <text:p>['ap03', 'ap04', 'dh05', 'dh09', 'dh10', 'dh11']</text:p>
          </table:table-cell>
          <table:table-cell office:value-type="string" calcext:value-type="string">
            <text:p>['ap01', 'ap06', 'dh02', 'dh03', 'dh04', 'dh10']</text:p>
          </table:table-cell>
          <table:table-cell office:value-type="string" calcext:value-type="string">
            <text:p>['ap05', 'ap06', 'ap07', 'dh01', 'dh02', 'dh04']</text:p>
          </table:table-cell>
          <table:table-cell office:value-type="string" calcext:value-type="string">
            <text:p>['ap01', 'ap03', 'dh04', 'dh06', 'dh07', 'dh11']</text:p>
          </table:table-cell>
          <table:table-cell office:value-type="string" calcext:value-type="string">
            <text:p>['ap01', 'ap04', 'dh02', 'dh04', 'dh05', 'dh09']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.18" calcext:value-type="float">
            <text:p>41.18</text:p>
          </table:table-cell>
          <table:table-cell office:value-type="string" calcext:value-type="string">
            <text:p>['ap01', 'ap03', 'ap06', 'dh03', 'dh04', 'dh07', 'dh08']</text:p>
          </table:table-cell>
          <table:table-cell office:value-type="string" calcext:value-type="string">
            <text:p>['ap03', 'ap04', 'ap06', 'ap07', 'dh08', 'dh09', 'dh10']</text:p>
          </table:table-cell>
          <table:table-cell office:value-type="string" calcext:value-type="string">
            <text:p>['ap01', 'ap03', 'ap07', 'dh01', 'dh03', 'dh05', 'dh06']</text:p>
          </table:table-cell>
          <table:table-cell office:value-type="string" calcext:value-type="string">
            <text:p>['ap01', 'ap07', 'dh02', 'dh03', 'dh05', 'dh09', 'dh10']</text:p>
          </table:table-cell>
          <table:table-cell office:value-type="string" calcext:value-type="string">
            <text:p>['ap01', 'ap03', 'ap06', 'ap07', 'dh05', 'dh09', 'dh10']</text:p>
          </table:table-cell>
          <table:table-cell office:value-type="string" calcext:value-type="string">
            <text:p>['ap01', 'ap03', 'ap04', 'dh03', 'dh05', 'dh06', 'dh07']</text:p>
          </table:table-cell>
          <table:table-cell office:value-type="string" calcext:value-type="string">
            <text:p>['ap03', 'ap04', 'ap07', 'dh04', 'dh05', 'dh09', 'dh10']</text:p>
          </table:table-cell>
          <table:table-cell office:value-type="string" calcext:value-type="string">
            <text:p>['ap01', 'ap05', 'ap06', 'ap07', 'dh01', 'dh07', 'dh08']</text:p>
          </table:table-cell>
          <table:table-cell office:value-type="string" calcext:value-type="string">
            <text:p>['ap04', 'ap06', 'dh03', 'dh06', 'dh07', 'dh08', 'dh09']</text:p>
          </table:table-cell>
          <table:table-cell office:value-type="string" calcext:value-type="string">
            <text:p>['ap04', 'ap07', 'dh01', 'dh04', 'dh05', 'dh06', 'dh11']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.06" calcext:value-type="float">
            <text:p>47.06</text:p>
          </table:table-cell>
          <table:table-cell office:value-type="string" calcext:value-type="string">
            <text:p>['ap05', 'ap06', 'ap07', 'dh03', 'dh04', 'dh05', 'dh08', 'dh10']</text:p>
          </table:table-cell>
          <table:table-cell office:value-type="string" calcext:value-type="string">
            <text:p>['ap04', 'ap07', 'dh01', 'dh02', 'dh04', 'dh07', 'dh08', 'dh09']</text:p>
          </table:table-cell>
          <table:table-cell office:value-type="string" calcext:value-type="string">
            <text:p>['ap04', 'ap06', 'ap07', 'dh01', 'dh02', 'dh04', 'dh08', 'dh09']</text:p>
          </table:table-cell>
          <table:table-cell office:value-type="string" calcext:value-type="string">
            <text:p>['ap01', 'ap04', 'ap05', 'ap06', 'ap07', 'dh02', 'dh05', 'dh08']</text:p>
          </table:table-cell>
          <table:table-cell office:value-type="string" calcext:value-type="string">
            <text:p>['ap01', 'ap06', 'dh01', 'dh03', 'dh05', 'dh07', 'dh08', 'dh11']</text:p>
          </table:table-cell>
          <table:table-cell office:value-type="string" calcext:value-type="string">
            <text:p>['ap03', 'ap04', 'ap07', 'dh01', 'dh05', 'dh07', 'dh08', 'dh10']</text:p>
          </table:table-cell>
          <table:table-cell office:value-type="string" calcext:value-type="string">
            <text:p>['ap01', 'ap03', 'ap06', 'ap07', 'dh02', 'dh04', 'dh07', 'dh09']</text:p>
          </table:table-cell>
          <table:table-cell office:value-type="string" calcext:value-type="string">
            <text:p>['ap05', 'ap07', 'dh01', 'dh02', 'dh03', 'dh07', 'dh08', 'dh09']</text:p>
          </table:table-cell>
          <table:table-cell office:value-type="string" calcext:value-type="string">
            <text:p>['ap06', 'dh01', 'dh03', 'dh04', 'dh05', 'dh09', 'dh10', 'dh11']</text:p>
          </table:table-cell>
          <table:table-cell office:value-type="string" calcext:value-type="string">
            <text:p>['ap05', 'ap06', 'dh01', 'dh02', 'dh03', 'dh05', 'dh07', 'dh10']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.94" calcext:value-type="float">
            <text:p>52.94</text:p>
          </table:table-cell>
          <table:table-cell office:value-type="string" calcext:value-type="string">
            <text:p>['ap01', 'ap04', 'ap06', 'dh03', 'dh05', 'dh06', 'dh07', 'dh09', 'dh11']</text:p>
          </table:table-cell>
          <table:table-cell office:value-type="string" calcext:value-type="string">
            <text:p>['ap01', 'ap05', 'ap06', 'dh04', 'dh05', 'dh07', 'dh09', 'dh10', 'dh11']</text:p>
          </table:table-cell>
          <table:table-cell office:value-type="string" calcext:value-type="string">
            <text:p>['ap01', 'ap03', 'ap04', 'ap06', 'ap07', 'dh02', 'dh05', 'dh07', 'dh08']</text:p>
          </table:table-cell>
          <table:table-cell office:value-type="string" calcext:value-type="string">
            <text:p>['ap04', 'ap05', 'ap06', 'ap07', 'dh04', 'dh05', 'dh07', 'dh09', 'dh10']</text:p>
          </table:table-cell>
          <table:table-cell office:value-type="string" calcext:value-type="string">
            <text:p>['ap01', 'ap04', 'ap07', 'dh01', 'dh03', 'dh05', 'dh07', 'dh08', 'dh11']</text:p>
          </table:table-cell>
          <table:table-cell office:value-type="string" calcext:value-type="string">
            <text:p>['ap01', 'ap03', 'ap05', 'ap06', 'ap07', 'dh03', 'dh05', 'dh08', 'dh10']</text:p>
          </table:table-cell>
          <table:table-cell office:value-type="string" calcext:value-type="string">
            <text:p>['ap04', 'ap05', 'ap06', 'ap07', 'dh01', 'dh03', 'dh04', 'dh06', 'dh08']</text:p>
          </table:table-cell>
          <table:table-cell office:value-type="string" calcext:value-type="string">
            <text:p>['ap03', 'ap05', 'ap06', 'ap07', 'dh02', 'dh03', 'dh04', 'dh05', 'dh07']</text:p>
          </table:table-cell>
          <table:table-cell office:value-type="string" calcext:value-type="string">
            <text:p>['ap01', 'ap05', 'ap07', 'dh01', 'dh03', 'dh05', 'dh06', 'dh10', 'dh11']</text:p>
          </table:table-cell>
          <table:table-cell office:value-type="string" calcext:value-type="string">
            <text:p>['ap01', 'ap03', 'ap04', 'ap07', 'dh01', 'dh03', 'dh08', 'dh09', 'dh10']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.82" calcext:value-type="float">
            <text:p>58.82</text:p>
          </table:table-cell>
          <table:table-cell office:value-type="string" calcext:value-type="string">
            <text:p>['ap01', 'ap03', 'ap07', 'dh01', 'dh02', 'dh04', 'dh05', 'dh06', 'dh07', 'dh11']</text:p>
          </table:table-cell>
          <table:table-cell office:value-type="string" calcext:value-type="string">
            <text:p>['ap01', 'ap04', 'ap05', 'ap07', 'dh01', 'dh03', 'dh06', 'dh07', 'dh08', 'dh10']</text:p>
          </table:table-cell>
          <table:table-cell office:value-type="string" calcext:value-type="string">
            <text:p>['ap01', 'ap03', 'ap05', 'ap07', 'dh03', 'dh04', 'dh06', 'dh08', 'dh09', 'dh10']</text:p>
          </table:table-cell>
          <table:table-cell office:value-type="string" calcext:value-type="string">
            <text:p>['ap01', 'ap04', 'ap06', 'ap07', 'dh02', 'dh04', 'dh05', 'dh06', 'dh07', 'dh11']</text:p>
          </table:table-cell>
          <table:table-cell office:value-type="string" calcext:value-type="string">
            <text:p>['ap03', 'ap05', 'ap06', 'dh04', 'dh06', 'dh07', 'dh08', 'dh09', 'dh10', 'dh11']</text:p>
          </table:table-cell>
          <table:table-cell office:value-type="string" calcext:value-type="string">
            <text:p>['ap03', 'ap05', 'ap07', 'dh04', 'dh05', 'dh06', 'dh07', 'dh08', 'dh10', 'dh11']</text:p>
          </table:table-cell>
          <table:table-cell office:value-type="string" calcext:value-type="string">
            <text:p>['ap01', 'ap03', 'ap04', 'ap06', 'ap07', 'dh01', 'dh02', 'dh07', 'dh08', 'dh11']</text:p>
          </table:table-cell>
          <table:table-cell office:value-type="string" calcext:value-type="string">
            <text:p>['ap06', 'ap07', 'dh01', 'dh02', 'dh03', 'dh05', 'dh06', 'dh08', 'dh09', 'dh10']</text:p>
          </table:table-cell>
          <table:table-cell office:value-type="string" calcext:value-type="string">
            <text:p>['ap01', 'ap04', 'ap05', 'ap07', 'dh03', 'dh07', 'dh08', 'dh09', 'dh10', 'dh11']</text:p>
          </table:table-cell>
          <table:table-cell office:value-type="string" calcext:value-type="string">
            <text:p>['ap04', 'ap05', 'ap06', 'ap07', 'dh01', 'dh06', 'dh08', 'dh09', 'dh10', 'dh11']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.71" calcext:value-type="float">
            <text:p>64.71</text:p>
          </table:table-cell>
          <table:table-cell office:value-type="string" calcext:value-type="string">
            <text:p>['ap04', 'ap05', 'ap06', 'ap07', 'dh02', 'dh03', 'dh06', 'dh07', 'dh08', 'dh09', 'dh10']</text:p>
          </table:table-cell>
          <table:table-cell office:value-type="string" calcext:value-type="string">
            <text:p>['ap03', 'ap05', 'ap06', 'ap07', 'dh01', 'dh02', 'dh03', 'dh04', 'dh05', 'dh08', 'dh11']</text:p>
          </table:table-cell>
          <table:table-cell office:value-type="string" calcext:value-type="string">
            <text:p>['ap01', 'ap03', 'ap06', 'ap07', 'dh01', 'dh03', 'dh05', 'dh06', 'dh07', 'dh09', 'dh11']</text:p>
          </table:table-cell>
          <table:table-cell office:value-type="string" calcext:value-type="string">
            <text:p>['ap01', 'ap03', 'ap04', 'ap05', 'dh01', 'dh04', 'dh05', 'dh06', 'dh07', 'dh08', 'dh10']</text:p>
          </table:table-cell>
          <table:table-cell office:value-type="string" calcext:value-type="string">
            <text:p>['ap01', 'ap03', 'ap06', 'ap07', 'dh01', 'dh02', 'dh03', 'dh05', 'dh06', 'dh09', 'dh11']</text:p>
          </table:table-cell>
          <table:table-cell office:value-type="string" calcext:value-type="string">
            <text:p>['ap01', 'ap04', 'ap05', 'ap06', 'ap07', 'dh02', 'dh04', 'dh05', 'dh07', 'dh08', 'dh11']</text:p>
          </table:table-cell>
          <table:table-cell office:value-type="string" calcext:value-type="string">
            <text:p>['ap01', 'ap05', 'ap06', 'ap07', 'dh02', 'dh04', 'dh06', 'dh07', 'dh08', 'dh09', 'dh11']</text:p>
          </table:table-cell>
          <table:table-cell office:value-type="string" calcext:value-type="string">
            <text:p>['ap03', 'ap04', 'ap05', 'dh03', 'dh04', 'dh05', 'dh06', 'dh07', 'dh09', 'dh10', 'dh11']</text:p>
          </table:table-cell>
          <table:table-cell office:value-type="string" calcext:value-type="string">
            <text:p>['ap05', 'ap07', 'dh01', 'dh02', 'dh03', 'dh04', 'dh06', 'dh07', 'dh08', 'dh09', 'dh10']</text:p>
          </table:table-cell>
          <table:table-cell office:value-type="string" calcext:value-type="string">
            <text:p>['ap04', 'ap05', 'ap06', 'ap07', 'dh01', 'dh05', 'dh07', 'dh08', 'dh09', 'dh10', 'dh11']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.59" calcext:value-type="float">
            <text:p>70.59</text:p>
          </table:table-cell>
          <table:table-cell office:value-type="string" calcext:value-type="string">
            <text:p>['ap01', 'ap03', 'ap04', 'ap05', 'ap06', 'ap07', 'dh01', 'dh02', 'dh05', 'dh06', 'dh08', 'dh11']</text:p>
          </table:table-cell>
          <table:table-cell office:value-type="string" calcext:value-type="string">
            <text:p>['ap03', 'ap04', 'ap06', 'dh03', 'dh04', 'dh05', 'dh06', 'dh07', 'dh08', 'dh09', 'dh10', 'dh11']</text:p>
          </table:table-cell>
          <table:table-cell office:value-type="string" calcext:value-type="string">
            <text:p>['ap01', 'ap05', 'ap06', 'ap07', 'dh02', 'dh03', 'dh04', 'dh05', 'dh06', 'dh08', 'dh09', 'dh11']</text:p>
          </table:table-cell>
          <table:table-cell office:value-type="string" calcext:value-type="string">
            <text:p>['ap01', 'ap05', 'ap06', 'ap07', 'dh01', 'dh02', 'dh03', 'dh04', 'dh05', 'dh07', 'dh08', 'dh11']</text:p>
          </table:table-cell>
          <table:table-cell office:value-type="string" calcext:value-type="string">
            <text:p>['ap01', 'ap04', 'ap05', 'ap06', 'ap07', 'dh03', 'dh04', 'dh06', 'dh07', 'dh09', 'dh10', 'dh11']</text:p>
          </table:table-cell>
          <table:table-cell office:value-type="string" calcext:value-type="string">
            <text:p>['ap01', 'ap03', 'ap05', 'ap07', 'dh01', 'dh03', 'dh05', 'dh06', 'dh07', 'dh08', 'dh09', 'dh10']</text:p>
          </table:table-cell>
          <table:table-cell office:value-type="string" calcext:value-type="string">
            <text:p>['ap01', 'ap03', 'ap04', 'ap05', 'ap06', 'ap07', 'dh01', 'dh02', 'dh05', 'dh06', 'dh08', 'dh10']</text:p>
          </table:table-cell>
          <table:table-cell office:value-type="string" calcext:value-type="string">
            <text:p>['ap01', 'ap04', 'ap05', 'ap07', 'dh01', 'dh02', 'dh03', 'dh05', 'dh06', 'dh08', 'dh10', 'dh11']</text:p>
          </table:table-cell>
          <table:table-cell office:value-type="string" calcext:value-type="string">
            <text:p>['ap01', 'ap03', 'ap05', 'ap06', 'dh01', 'dh02', 'dh04', 'dh07', 'dh08', 'dh09', 'dh10', 'dh11']</text:p>
          </table:table-cell>
          <table:table-cell office:value-type="string" calcext:value-type="string">
            <text:p>['ap01', 'ap03', 'ap04', 'ap05', 'ap07', 'dh01', 'dh02', 'dh03', 'dh05', 'dh06', 'dh09', 'dh11']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.47" calcext:value-type="float">
            <text:p>76.47</text:p>
          </table:table-cell>
          <table:table-cell office:value-type="string" calcext:value-type="string">
            <text:p>['ap05', 'ap06', 'ap07', 'dh01', 'dh02', 'dh03', 'dh04', 'dh05', 'dh06', 'dh07', 'dh08', 'dh09', 'dh10']</text:p>
          </table:table-cell>
          <table:table-cell office:value-type="string" calcext:value-type="string">
            <text:p>['ap01', 'ap03', 'ap04', 'ap06', 'ap07', 'dh01', 'dh02', 'dh03', 'dh06', 'dh07', 'dh08', 'dh10', 'dh11']</text:p>
          </table:table-cell>
          <table:table-cell office:value-type="string" calcext:value-type="string">
            <text:p>['ap01', 'ap03', 'ap06', 'ap07', 'dh01', 'dh03', 'dh05', 'dh06', 'dh07', 'dh08', 'dh09', 'dh10', 'dh11']</text:p>
          </table:table-cell>
          <table:table-cell office:value-type="string" calcext:value-type="string">
            <text:p>['ap03', 'ap04', 'ap05', 'ap06', 'ap07', 'dh02', 'dh03', 'dh04', 'dh05', 'dh06', 'dh07', 'dh08', 'dh09']</text:p>
          </table:table-cell>
          <table:table-cell office:value-type="string" calcext:value-type="string">
            <text:p>['ap01', 'ap04', 'ap06', 'dh01', 'dh02', 'dh03', 'dh04', 'dh06', 'dh07', 'dh08', 'dh09', 'dh10', 'dh11']</text:p>
          </table:table-cell>
          <table:table-cell office:value-type="string" calcext:value-type="string">
            <text:p>['ap01', 'ap03', 'ap05', 'ap06', 'ap07', 'dh01', 'dh03', 'dh04', 'dh05', 'dh06', 'dh09', 'dh10', 'dh11']</text:p>
          </table:table-cell>
          <table:table-cell office:value-type="string" calcext:value-type="string">
            <text:p>['ap01', 'ap03', 'ap05', 'ap06', 'ap07', 'dh01', 'dh02', 'dh03', 'dh05', 'dh08', 'dh09', 'dh10', 'dh11']</text:p>
          </table:table-cell>
          <table:table-cell office:value-type="string" calcext:value-type="string">
            <text:p>['ap04', 'ap05', 'ap07', 'dh01', 'dh02', 'dh03', 'dh04', 'dh05', 'dh06', 'dh07', 'dh08', 'dh09', 'dh10']</text:p>
          </table:table-cell>
          <table:table-cell office:value-type="string" calcext:value-type="string">
            <text:p>['ap01', 'ap03', 'ap05', 'ap07', 'dh02', 'dh03', 'dh04', 'dh05', 'dh06', 'dh07', 'dh09', 'dh10', 'dh11']</text:p>
          </table:table-cell>
          <table:table-cell office:value-type="string" calcext:value-type="string">
            <text:p>['ap01', 'ap03', 'ap05', 'ap06', 'ap07', 'dh01', 'dh03', 'dh04', 'dh05', 'dh06', 'dh07', 'dh08', 'dh10']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2.35" calcext:value-type="float">
            <text:p>82.35</text:p>
          </table:table-cell>
          <table:table-cell office:value-type="string" calcext:value-type="string">
            <text:p>['ap01', 'ap04', 'ap05', 'ap06', 'ap07', 'dh01', 'dh02', 'dh03', 'dh04', 'dh05', 'dh07', 'dh09', 'dh10', 'dh11']</text:p>
          </table:table-cell>
          <table:table-cell office:value-type="string" calcext:value-type="string">
            <text:p>['ap01', 'ap03', 'ap04', 'ap05', 'ap07', 'dh01', 'dh04', 'dh05', 'dh06', 'dh07', 'dh08', 'dh09', 'dh10', 'dh11']</text:p>
          </table:table-cell>
          <table:table-cell office:value-type="string" calcext:value-type="string">
            <text:p>['ap01', 'ap03', 'ap05', 'ap06', 'ap07', 'dh01', 'dh03', 'dh04', 'dh05', 'dh06', 'dh08', 'dh09', 'dh10', 'dh11']</text:p>
          </table:table-cell>
          <table:table-cell office:value-type="string" calcext:value-type="string">
            <text:p>['ap03', 'ap05', 'ap06', 'ap07', 'dh01', 'dh02', 'dh03', 'dh04', 'dh06', 'dh07', 'dh08', 'dh09', 'dh10', 'dh11']</text:p>
          </table:table-cell>
          <table:table-cell office:value-type="string" calcext:value-type="string">
            <text:p>['ap01', 'ap03', 'ap04', 'ap06', 'ap07', 'dh01', 'dh02', 'dh04', 'dh05', 'dh06', 'dh07', 'dh08', 'dh09', 'dh10']</text:p>
          </table:table-cell>
          <table:table-cell office:value-type="string" calcext:value-type="string">
            <text:p>['ap01', 'ap03', 'ap05', 'ap06', 'ap07', 'dh01', 'dh02', 'dh04', 'dh05', 'dh06', 'dh08', 'dh09', 'dh10', 'dh11']</text:p>
          </table:table-cell>
          <table:table-cell office:value-type="string" calcext:value-type="string">
            <text:p>['ap01', 'ap03', 'ap04', 'ap05', 'ap06', 'dh01', 'dh02', 'dh03', 'dh05', 'dh06', 'dh07', 'dh09', 'dh10', 'dh11']</text:p>
          </table:table-cell>
          <table:table-cell office:value-type="string" calcext:value-type="string">
            <text:p>['ap01', 'ap03', 'ap04', 'ap05', 'ap06', 'ap07', 'dh01', 'dh02', 'dh03', 'dh04', 'dh05', 'dh06', 'dh07', 'dh08']</text:p>
          </table:table-cell>
          <table:table-cell office:value-type="string" calcext:value-type="string">
            <text:p>['ap01', 'ap03', 'ap04', 'ap05', 'ap06', 'ap07', 'dh01', 'dh02', 'dh03', 'dh04', 'dh05', 'dh08', 'dh09', 'dh11']</text:p>
          </table:table-cell>
          <table:table-cell office:value-type="string" calcext:value-type="string">
            <text:p>['ap01', 'ap03', 'ap04', 'ap05', 'ap06', 'ap07', 'dh02', 'dh03', 'dh04', 'dh05', 'dh06', 'dh08', 'dh09', 'dh11']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8.24" calcext:value-type="float">
            <text:p>88.24</text:p>
          </table:table-cell>
          <table:table-cell office:value-type="string" calcext:value-type="string">
            <text:p>['ap01', 'ap03', 'ap04', 'ap06', 'dh01', 'dh02', 'dh03', 'dh04', 'dh05', 'dh06', 'dh07', 'dh08', 'dh09', 'dh10', 'dh11']</text:p>
          </table:table-cell>
          <table:table-cell office:value-type="string" calcext:value-type="string">
            <text:p>['ap01', 'ap03', 'ap04', 'ap05', 'ap06', 'ap07', 'dh01', 'dh02', 'dh04', 'dh05', 'dh06', 'dh07', 'dh08', 'dh10', 'dh11']</text:p>
          </table:table-cell>
          <table:table-cell office:value-type="string" calcext:value-type="string">
            <text:p>['ap01', 'ap03', 'ap04', 'ap06', 'ap07', 'dh01', 'dh02', 'dh03', 'dh04', 'dh05', 'dh06', 'dh08', 'dh09', 'dh10', 'dh11']</text:p>
          </table:table-cell>
          <table:table-cell office:value-type="string" calcext:value-type="string">
            <text:p>['ap01', 'ap03', 'ap04', 'ap05', 'ap06', 'ap07', 'dh01', 'dh02', 'dh04', 'dh05', 'dh06', 'dh07', 'dh08', 'dh10', 'dh11']</text:p>
          </table:table-cell>
          <table:table-cell office:value-type="string" calcext:value-type="string">
            <text:p>['ap01', 'ap03', 'ap04', 'ap05', 'ap06', 'ap07', 'dh02', 'dh03', 'dh04', 'dh05', 'dh06', 'dh08', 'dh09', 'dh10', 'dh11']</text:p>
          </table:table-cell>
          <table:table-cell office:value-type="string" calcext:value-type="string">
            <text:p>['ap01', 'ap03', 'ap04', 'ap05', 'ap06', 'ap07', 'dh01', 'dh02', 'dh03', 'dh04', 'dh05', 'dh06', 'dh07', 'dh09', 'dh10']</text:p>
          </table:table-cell>
          <table:table-cell office:value-type="string" calcext:value-type="string">
            <text:p>['ap01', 'ap03', 'ap04', 'ap05', 'ap06', 'ap07', 'dh01', 'dh02', 'dh04', 'dh05', 'dh06', 'dh07', 'dh08', 'dh09', 'dh10']</text:p>
          </table:table-cell>
          <table:table-cell office:value-type="string" calcext:value-type="string">
            <text:p>['ap01', 'ap04', 'ap05', 'ap06', 'ap07', 'dh01', 'dh02', 'dh03', 'dh04', 'dh05', 'dh06', 'dh07', 'dh08', 'dh09', 'dh10']</text:p>
          </table:table-cell>
          <table:table-cell office:value-type="string" calcext:value-type="string">
            <text:p>['ap01', 'ap03', 'ap04', 'ap05', 'ap06', 'ap07', 'dh01', 'dh02', 'dh03', 'dh04', 'dh05', 'dh07', 'dh08', 'dh10', 'dh11']</text:p>
          </table:table-cell>
          <table:table-cell office:value-type="string" calcext:value-type="string">
            <text:p>['ap01', 'ap03', 'ap04', 'ap05', 'ap06', 'ap07', 'dh01', 'dh02', 'dh04', 'dh05', 'dh06', 'dh07', 'dh08', 'dh10', 'dh11']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4.12" calcext:value-type="float">
            <text:p>94.12</text:p>
          </table:table-cell>
          <table:table-cell office:value-type="string" calcext:value-type="string">
            <text:p>['ap01', 'ap03', 'ap04', 'ap05', 'ap06', 'ap07', 'dh01', 'dh02', 'dh04', 'dh05', 'dh06', 'dh07', 'dh08', 'dh09', 'dh10', 'dh11']</text:p>
          </table:table-cell>
          <table:table-cell office:value-type="string" calcext:value-type="string">
            <text:p>['ap01', 'ap03', 'ap04', 'ap05', 'ap06', 'ap07', 'dh02', 'dh03', 'dh04', 'dh05', 'dh06', 'dh07', 'dh08', 'dh09', 'dh10', 'dh11']</text:p>
          </table:table-cell>
          <table:table-cell office:value-type="string" calcext:value-type="string">
            <text:p>['ap01', 'ap03', 'ap04', 'ap05', 'ap06', 'ap07', 'dh01', 'dh02', 'dh03', 'dh04', 'dh05', 'dh06', 'dh07', 'dh08', 'dh09', 'dh10']</text:p>
          </table:table-cell>
          <table:table-cell office:value-type="string" calcext:value-type="string">
            <text:p>['ap01', 'ap03', 'ap04', 'ap05', 'ap06', 'ap07', 'dh01', 'dh02', 'dh03', 'dh04', 'dh05', 'dh06', 'dh07', 'dh08', 'dh09', 'dh11']</text:p>
          </table:table-cell>
          <table:table-cell office:value-type="string" calcext:value-type="string">
            <text:p>['ap01', 'ap03', 'ap04', 'ap05', 'ap06', 'ap07', 'dh01', 'dh02', 'dh04', 'dh05', 'dh06', 'dh07', 'dh08', 'dh09', 'dh10', 'dh11']</text:p>
          </table:table-cell>
          <table:table-cell office:value-type="string" calcext:value-type="string">
            <text:p>['ap01', 'ap03', 'ap04', 'ap05', 'ap06', 'ap07', 'dh01', 'dh02', 'dh03', 'dh04', 'dh05', 'dh06', 'dh07', 'dh08', 'dh09', 'dh11']</text:p>
          </table:table-cell>
          <table:table-cell office:value-type="string" calcext:value-type="string">
            <text:p>['ap01', 'ap03', 'ap04', 'ap05', 'ap06', 'ap07', 'dh01', 'dh02', 'dh03', 'dh04', 'dh05', 'dh06', 'dh08', 'dh09', 'dh10', 'dh11']</text:p>
          </table:table-cell>
          <table:table-cell office:value-type="string" calcext:value-type="string">
            <text:p>['ap01', 'ap03', 'ap04', 'ap05', 'ap06', 'ap07', 'dh01', 'dh02', 'dh03', 'dh04', 'dh06', 'dh07', 'dh08', 'dh09', 'dh10', 'dh11']</text:p>
          </table:table-cell>
          <table:table-cell office:value-type="string" calcext:value-type="string">
            <text:p>['ap01', 'ap03', 'ap04', 'ap05', 'ap06', 'ap07', 'dh01', 'dh02', 'dh03', 'dh04', 'dh05', 'dh06', 'dh07', 'dh08', 'dh09', 'dh11']</text:p>
          </table:table-cell>
          <table:table-cell office:value-type="string" calcext:value-type="string">
            <text:p>['ap01', 'ap03', 'ap04', 'ap05', 'ap06', 'ap07', 'dh02', 'dh03', 'dh04', 'dh05', 'dh06', 'dh07', 'dh08', 'dh09', 'dh10', 'dh11']</text:p>
          </table:table-cell>
          <table:table-cell table:number-columns-repeated="101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kill_5f_per_5f_horizon" style:display-name="PageStyle_skill_per_horiz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kill_5f_mean" style:display-name="PageStyle_skill_mea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mse_5f_per_5f_horizon" style:display-name="PageStyle_rmse_per_horiz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cluded" style:display-name="PageStyle_exclude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penpyxl</meta:initial-creator>
    <meta:creation-date>2020-04-14T13:27:50</meta:creation-date>
    <dc:date>2020-04-14T13:27:50</dc:date>
    <meta:generator>LibreOffice/6.0.7.3$Linux_X86_64 LibreOffice_project/00m0$Build-3</meta:generator>
    <meta:document-statistic meta:table-count="4" meta:cell-count="850" meta:object-count="0"/>
    <meta:user-defined meta:name="AppVersion">3.0</meta:user-defined>
  </office:meta>
</office:document-meta>
</file>